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2.0835in"/>
    </style:style>
    <style:style style:name="co4" style:family="table-column">
      <style:table-column-properties fo:break-before="auto" style:column-width="2.448in"/>
    </style:style>
    <style:style style:name="co5" style:family="table-column">
      <style:table-column-properties fo:break-before="auto" style:column-width="1.461in"/>
    </style:style>
    <style:style style:name="co6" style:family="table-column">
      <style:table-column-properties fo:break-before="auto" style:column-width="1.3217in"/>
    </style:style>
    <style:style style:name="co7" style:family="table-column">
      <style:table-column-properties fo:break-before="auto" style:column-width="0.7752in"/>
    </style:style>
    <style:style style:name="co8" style:family="table-column">
      <style:table-column-properties fo:break-before="auto" style:column-width="0.7319in"/>
    </style:style>
    <style:style style:name="co9" style:family="table-column">
      <style:table-column-properties fo:break-before="auto" style:column-width="0.6035in"/>
    </style:style>
    <style:style style:name="co10" style:family="table-column">
      <style:table-column-properties fo:break-before="auto" style:column-width="1.0965in"/>
    </style:style>
    <style:style style:name="co11" style:family="table-column">
      <style:table-column-properties fo:break-before="auto" style:column-width="1.665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k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Source.level</text:p>
          </table:table-cell>
          <table:table-cell office:value-type="string" calcext:value-type="string">
            <text:p>Target.leve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Parent.Label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Sourc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2];&quot;|&quot;;[.E2];ROW([.B2]))" office:value-type="string" office:string-value="Sourcing|Availability2" calcext:value-type="string">
            <text:p>Sourcing|Availability2</text:p>
          </table:table-cell>
          <table:table-cell office:value-type="string" calcext:value-type="string">
            <text:p>Imports</text:p>
          </table:table-cell>
          <table:table-cell office:value-type="string" calcext:value-type="string">
            <text:p>Net-available non-renewable</text:p>
          </table:table-cell>
          <table:table-cell office:value-type="string" calcext:value-type="string">
            <text:p>Fossil sol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205332.970840407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3];&quot;|&quot;;[.E3];ROW([.B3]))" office:value-type="string" office:string-value="Sourcing|Availability3" calcext:value-type="string">
            <text:p>Sourcing|Availability3</text:p>
          </table:table-cell>
          <table:table-cell office:value-type="string" calcext:value-type="string">
            <text:p>Domestic extraction</text:p>
          </table:table-cell>
          <table:table-cell office:value-type="string" calcext:value-type="string">
            <text:p>Net-available non-renewable</text:p>
          </table:table-cell>
          <table:table-cell office:value-type="string" calcext:value-type="string">
            <text:p>Fossil sol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221221.582979626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4];&quot;|&quot;;[.E4];ROW([.B4]))" office:value-type="string" office:string-value="Sourcing|Availability4" calcext:value-type="string">
            <text:p>Sourcing|Availability4</text:p>
          </table:table-cell>
          <table:table-cell office:value-type="string" calcext:value-type="string">
            <text:p>Recycled</text:p>
          </table:table-cell>
          <table:table-cell office:value-type="string" calcext:value-type="string">
            <text:p>Net-available non-renewable</text:p>
          </table:table-cell>
          <table:table-cell office:value-type="string" calcext:value-type="string">
            <text:p>Fossil sol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859.305008488964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5];&quot;|&quot;;[.E5];ROW([.B5]))" office:value-type="string" office:string-value="Availability|Processing5" calcext:value-type="string">
            <text:p>Availability|Processing5</text:p>
          </table:table-cell>
          <table:table-cell office:value-type="string" calcext:value-type="string">
            <text:p>Net-available non-renewable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Fossil sol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01058.700212224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6];&quot;|&quot;;[.E6];ROW([.B6]))" office:value-type="string" office:string-value="Availability|Processing6" calcext:value-type="string">
            <text:p>Availability|Processing6</text:p>
          </table:table-cell>
          <table:table-cell office:value-type="string" calcext:value-type="string">
            <text:p>Net-available non-renewable</text:p>
          </table:table-cell>
          <table:table-cell office:value-type="string" calcext:value-type="string">
            <text:p>Heat low-T</text:p>
          </table:table-cell>
          <table:table-cell office:value-type="string" calcext:value-type="string">
            <text:p>Fossil sol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23665.8232173175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7];&quot;|&quot;;[.E7];ROW([.B7]))" office:value-type="string" office:string-value="Availability|Processing7" calcext:value-type="string">
            <text:p>Availability|Processing7</text:p>
          </table:table-cell>
          <table:table-cell office:value-type="string" calcext:value-type="string">
            <text:p>Net-available non-renewable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Fossil sol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2868.47385398981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8];&quot;|&quot;;[.E8];ROW([.B8]))" office:value-type="string" office:string-value="Availability|Processing8" calcext:value-type="string">
            <text:p>Availability|Processing8</text:p>
          </table:table-cell>
          <table:table-cell office:value-type="string" calcext:value-type="string">
            <text:p>Net-available non-renewable</text:p>
          </table:table-cell>
          <table:table-cell office:value-type="string" calcext:value-type="string">
            <text:p>Energy sector</text:p>
          </table:table-cell>
          <table:table-cell office:value-type="string" calcext:value-type="string">
            <text:p>Fossil sol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163.2015704584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9];&quot;|&quot;;[.E9];ROW([.B9]))" office:value-type="string" office:string-value="Availability|Processing9" calcext:value-type="string">
            <text:p>Availability|Processing9</text:p>
          </table:table-cell>
          <table:table-cell office:value-type="string" calcext:value-type="string">
            <text:p>Net-available non-renewable</text:p>
          </table:table-cell>
          <table:table-cell office:value-type="string" calcext:value-type="string">
            <text:p>Industry energy</text:p>
          </table:table-cell>
          <table:table-cell office:value-type="string" calcext:value-type="string">
            <text:p>Fossil sol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45490.8565789474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10];&quot;|&quot;;[.E10];ROW([.B10]))" office:value-type="string" office:string-value="Processing|Services10" calcext:value-type="string">
            <text:p>Processing|Services10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Consumables</text:p>
          </table:table-cell>
          <table:table-cell office:value-type="string" calcext:value-type="string">
            <text:p>Fossil solid</text:p>
          </table:table-cell>
          <table:table-cell office:value-type="string" calcext:value-type="string">
            <text:p>Fos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11];&quot;|&quot;;[.E11];ROW([.B11]))" office:value-type="string" office:string-value="Processing|Services11" calcext:value-type="string">
            <text:p>Processing|Services11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Fossil sol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9.8530560271647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12];&quot;|&quot;;[.E12];ROW([.B12]))" office:value-type="string" office:string-value="Processing|Services12" calcext:value-type="string">
            <text:p>Processing|Services12</text:p>
          </table:table-cell>
          <table:table-cell office:value-type="string" calcext:value-type="string">
            <text:p>Heat low-T</text:p>
          </table:table-cell>
          <table:table-cell office:value-type="string" calcext:value-type="string">
            <text:p>Residential &amp; other</text:p>
          </table:table-cell>
          <table:table-cell office:value-type="string" calcext:value-type="string">
            <text:p>Fossil sol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3987.27188455009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13];&quot;|&quot;;[.E13];ROW([.B13]))" office:value-type="string" office:string-value="Processing|Services13" calcext:value-type="string">
            <text:p>Processing|Services13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sidential &amp; other</text:p>
          </table:table-cell>
          <table:table-cell office:value-type="string" calcext:value-type="string">
            <text:p>Fossil sol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5949.0875382003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Back-outflows</text:p>
          </table:table-cell>
          <table:table-cell table:formula="of:=COM.MICROSOFT.CONCAT([.D14];&quot;|&quot;;[.E14];ROW([.B14]))" office:value-type="string" office:string-value="Services|Back-outflows14" calcext:value-type="string">
            <text:p>Services|Back-outflows14</text:p>
          </table:table-cell>
          <table:table-cell office:value-type="string" calcext:value-type="string">
            <text:p>Consumables</text:p>
          </table:table-cell>
          <table:table-cell office:value-type="string" calcext:value-type="string">
            <text:p>Recycled</text:p>
          </table:table-cell>
          <table:table-cell office:value-type="string" calcext:value-type="string">
            <text:p>Fossil sol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859.305008488964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Back-outflows</text:p>
          </table:table-cell>
          <table:table-cell table:formula="of:=COM.MICROSOFT.CONCAT([.D15];&quot;|&quot;;[.E15];ROW([.B15]))" office:value-type="string" office:string-value="Processing|Back-outflows15" calcext:value-type="string">
            <text:p>Processing|Back-outflows15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Exports</text:p>
          </table:table-cell>
          <table:table-cell office:value-type="string" calcext:value-type="string">
            <text:p>Fossil sol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26642.8118421053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16];&quot;|&quot;;[.E16];ROW([.B16]))" office:value-type="string" office:string-value="Sourcing|Availability16" calcext:value-type="string">
            <text:p>Sourcing|Availability16</text:p>
          </table:table-cell>
          <table:table-cell office:value-type="string" calcext:value-type="string">
            <text:p>Imports</text:p>
          </table:table-cell>
          <table:table-cell office:value-type="string" calcext:value-type="string">
            <text:p>Net-available non-renewable</text:p>
          </table:table-cell>
          <table:table-cell office:value-type="string" calcext:value-type="string">
            <text:p>Fossil oil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944651.313682984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17];&quot;|&quot;;[.E17];ROW([.B17]))" office:value-type="string" office:string-value="Sourcing|Availability17" calcext:value-type="string">
            <text:p>Sourcing|Availability17</text:p>
          </table:table-cell>
          <table:table-cell office:value-type="string" calcext:value-type="string">
            <text:p>Domestic extraction</text:p>
          </table:table-cell>
          <table:table-cell office:value-type="string" calcext:value-type="string">
            <text:p>Net-available non-renewable</text:p>
          </table:table-cell>
          <table:table-cell office:value-type="string" calcext:value-type="string">
            <text:p>Fossil oil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71703.9964102564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18];&quot;|&quot;;[.E18];ROW([.B18]))" office:value-type="string" office:string-value="Sourcing|Availability18" calcext:value-type="string">
            <text:p>Sourcing|Availability18</text:p>
          </table:table-cell>
          <table:table-cell office:value-type="string" calcext:value-type="string">
            <text:p>Recycled</text:p>
          </table:table-cell>
          <table:table-cell office:value-type="string" calcext:value-type="string">
            <text:p>Net-available non-renewable</text:p>
          </table:table-cell>
          <table:table-cell office:value-type="string" calcext:value-type="string">
            <text:p>Fossil oil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136.33452214452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19];&quot;|&quot;;[.E19];ROW([.B19]))" office:value-type="string" office:string-value="Availability|Processing19" calcext:value-type="string">
            <text:p>Availability|Processing19</text:p>
          </table:table-cell>
          <table:table-cell office:value-type="string" calcext:value-type="string">
            <text:p>Net-available non-renewable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Fossil oil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5060.16503496503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20];&quot;|&quot;;[.E20];ROW([.B20]))" office:value-type="string" office:string-value="Availability|Processing20" calcext:value-type="string">
            <text:p>Availability|Processing20</text:p>
          </table:table-cell>
          <table:table-cell office:value-type="string" calcext:value-type="string">
            <text:p>Net-available non-renewable</text:p>
          </table:table-cell>
          <table:table-cell office:value-type="string" calcext:value-type="string">
            <text:p>Heat low-T</text:p>
          </table:table-cell>
          <table:table-cell office:value-type="string" calcext:value-type="string">
            <text:p>Fossil oil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2290.37424242424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21];&quot;|&quot;;[.E21];ROW([.B21]))" office:value-type="string" office:string-value="Availability|Processing21" calcext:value-type="string">
            <text:p>Availability|Processing21</text:p>
          </table:table-cell>
          <table:table-cell office:value-type="string" calcext:value-type="string">
            <text:p>Net-available non-renewable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Fossil oil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831320.01986014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22];&quot;|&quot;;[.E22];ROW([.B22]))" office:value-type="string" office:string-value="Availability|Processing22" calcext:value-type="string">
            <text:p>Availability|Processing22</text:p>
          </table:table-cell>
          <table:table-cell office:value-type="string" calcext:value-type="string">
            <text:p>Net-available non-renewable</text:p>
          </table:table-cell>
          <table:table-cell office:value-type="string" calcext:value-type="string">
            <text:p>Energy sector</text:p>
          </table:table-cell>
          <table:table-cell office:value-type="string" calcext:value-type="string">
            <text:p>Fossil oil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29681.8064335664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23];&quot;|&quot;;[.E23];ROW([.B23]))" office:value-type="string" office:string-value="Availability|Processing23" calcext:value-type="string">
            <text:p>Availability|Processing23</text:p>
          </table:table-cell>
          <table:table-cell office:value-type="string" calcext:value-type="string">
            <text:p>Net-available non-renewable</text:p>
          </table:table-cell>
          <table:table-cell office:value-type="string" calcext:value-type="string">
            <text:p>Industry energy</text:p>
          </table:table-cell>
          <table:table-cell office:value-type="string" calcext:value-type="string">
            <text:p>Fossil oil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385485.791072261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24];&quot;|&quot;;[.E24];ROW([.B24]))" office:value-type="string" office:string-value="Processing|Services24" calcext:value-type="string">
            <text:p>Processing|Services24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Consumables</text:p>
          </table:table-cell>
          <table:table-cell office:value-type="string" calcext:value-type="string">
            <text:p>Fossil oil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70861.1751515152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25];&quot;|&quot;;[.E25];ROW([.B25]))" office:value-type="string" office:string-value="Processing|Services25" calcext:value-type="string">
            <text:p>Processing|Services25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Fossil oil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295994.931841492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26];&quot;|&quot;;[.E26];ROW([.B26]))" office:value-type="string" office:string-value="Processing|Services26" calcext:value-type="string">
            <text:p>Processing|Services26</text:p>
          </table:table-cell>
          <table:table-cell office:value-type="string" calcext:value-type="string">
            <text:p>Heat low-T</text:p>
          </table:table-cell>
          <table:table-cell office:value-type="string" calcext:value-type="string">
            <text:p>Residential &amp; other</text:p>
          </table:table-cell>
          <table:table-cell office:value-type="string" calcext:value-type="string">
            <text:p>Fossil oil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2929.7141165501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27];&quot;|&quot;;[.E27];ROW([.B27]))" office:value-type="string" office:string-value="Processing|Services27" calcext:value-type="string">
            <text:p>Processing|Services27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sidential &amp; other</text:p>
          </table:table-cell>
          <table:table-cell office:value-type="string" calcext:value-type="string">
            <text:p>Fossil oil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51718.8564662005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Back-outflows</text:p>
          </table:table-cell>
          <table:table-cell table:formula="of:=COM.MICROSOFT.CONCAT([.D28];&quot;|&quot;;[.E28];ROW([.B28]))" office:value-type="string" office:string-value="Services|Back-outflows28" calcext:value-type="string">
            <text:p>Services|Back-outflows28</text:p>
          </table:table-cell>
          <table:table-cell office:value-type="string" calcext:value-type="string">
            <text:p>Consumables</text:p>
          </table:table-cell>
          <table:table-cell office:value-type="string" calcext:value-type="string">
            <text:p>Recycled</text:p>
          </table:table-cell>
          <table:table-cell office:value-type="string" calcext:value-type="string">
            <text:p>Fossil oil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136.33452214452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Back-outflows</text:p>
          </table:table-cell>
          <table:table-cell table:formula="of:=COM.MICROSOFT.CONCAT([.D29];&quot;|&quot;;[.E29];ROW([.B29]))" office:value-type="string" office:string-value="Processing|Back-outflows29" calcext:value-type="string">
            <text:p>Processing|Back-outflows29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Exports</text:p>
          </table:table-cell>
          <table:table-cell office:value-type="string" calcext:value-type="string">
            <text:p>Fossil oil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413077.00020979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30];&quot;|&quot;;[.E30];ROW([.B30]))" office:value-type="string" office:string-value="Sourcing|Availability30" calcext:value-type="string">
            <text:p>Sourcing|Availability30</text:p>
          </table:table-cell>
          <table:table-cell office:value-type="string" calcext:value-type="string">
            <text:p>Imports</text:p>
          </table:table-cell>
          <table:table-cell office:value-type="string" calcext:value-type="string">
            <text:p>Net-available non-renewable</text:p>
          </table:table-cell>
          <table:table-cell office:value-type="string" calcext:value-type="string">
            <text:p>Fossil gas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343633.663680168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31];&quot;|&quot;;[.E31];ROW([.B31]))" office:value-type="string" office:string-value="Sourcing|Availability31" calcext:value-type="string">
            <text:p>Sourcing|Availability31</text:p>
          </table:table-cell>
          <table:table-cell office:value-type="string" calcext:value-type="string">
            <text:p>Domestic extraction</text:p>
          </table:table-cell>
          <table:table-cell office:value-type="string" calcext:value-type="string">
            <text:p>Net-available non-renewable</text:p>
          </table:table-cell>
          <table:table-cell office:value-type="string" calcext:value-type="string">
            <text:p>Fossil gas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90460.9149301676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32];&quot;|&quot;;[.E32];ROW([.B32]))" office:value-type="string" office:string-value="Sourcing|Availability32" calcext:value-type="string">
            <text:p>Sourcing|Availability32</text:p>
          </table:table-cell>
          <table:table-cell office:value-type="string" calcext:value-type="string">
            <text:p>Recycled</text:p>
          </table:table-cell>
          <table:table-cell office:value-type="string" calcext:value-type="string">
            <text:p>Net-available non-renewable</text:p>
          </table:table-cell>
          <table:table-cell office:value-type="string" calcext:value-type="string">
            <text:p>Fossil gas</text:p>
          </table:table-cell>
          <table:table-cell office:value-type="string" calcext:value-type="string">
            <text:p>Fos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33];&quot;|&quot;;[.E33];ROW([.B33]))" office:value-type="string" office:string-value="Availability|Processing33" calcext:value-type="string">
            <text:p>Availability|Processing33</text:p>
          </table:table-cell>
          <table:table-cell office:value-type="string" calcext:value-type="string">
            <text:p>Net-available non-renewable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Fossil gas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50041.809448324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34];&quot;|&quot;;[.E34];ROW([.B34]))" office:value-type="string" office:string-value="Availability|Processing34" calcext:value-type="string">
            <text:p>Availability|Processing34</text:p>
          </table:table-cell>
          <table:table-cell office:value-type="string" calcext:value-type="string">
            <text:p>Net-available non-renewable</text:p>
          </table:table-cell>
          <table:table-cell office:value-type="string" calcext:value-type="string">
            <text:p>Heat low-T</text:p>
          </table:table-cell>
          <table:table-cell office:value-type="string" calcext:value-type="string">
            <text:p>Fossil gas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9028.6040502793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35];&quot;|&quot;;[.E35];ROW([.B35]))" office:value-type="string" office:string-value="Availability|Processing35" calcext:value-type="string">
            <text:p>Availability|Processing35</text:p>
          </table:table-cell>
          <table:table-cell office:value-type="string" calcext:value-type="string">
            <text:p>Net-available non-renewable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Fossil gas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3446.5599022346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36];&quot;|&quot;;[.E36];ROW([.B36]))" office:value-type="string" office:string-value="Availability|Processing36" calcext:value-type="string">
            <text:p>Availability|Processing36</text:p>
          </table:table-cell>
          <table:table-cell office:value-type="string" calcext:value-type="string">
            <text:p>Net-available non-renewable</text:p>
          </table:table-cell>
          <table:table-cell office:value-type="string" calcext:value-type="string">
            <text:p>Energy sector</text:p>
          </table:table-cell>
          <table:table-cell office:value-type="string" calcext:value-type="string">
            <text:p>Fossil gas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4767.8879678771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37];&quot;|&quot;;[.E37];ROW([.B37]))" office:value-type="string" office:string-value="Availability|Processing37" calcext:value-type="string">
            <text:p>Availability|Processing37</text:p>
          </table:table-cell>
          <table:table-cell office:value-type="string" calcext:value-type="string">
            <text:p>Net-available non-renewable</text:p>
          </table:table-cell>
          <table:table-cell office:value-type="string" calcext:value-type="string">
            <text:p>Industry energy</text:p>
          </table:table-cell>
          <table:table-cell office:value-type="string" calcext:value-type="string">
            <text:p>Fossil gas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209239.904162011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38];&quot;|&quot;;[.E38];ROW([.B38]))" office:value-type="string" office:string-value="Processing|Services38" calcext:value-type="string">
            <text:p>Processing|Services38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Consumables</text:p>
          </table:table-cell>
          <table:table-cell office:value-type="string" calcext:value-type="string">
            <text:p>Fossil gas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3446.5599022346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39];&quot;|&quot;;[.E39];ROW([.B39]))" office:value-type="string" office:string-value="Processing|Services39" calcext:value-type="string">
            <text:p>Processing|Services39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Fossil gas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2830.7731424581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40];&quot;|&quot;;[.E40];ROW([.B40]))" office:value-type="string" office:string-value="Processing|Services40" calcext:value-type="string">
            <text:p>Processing|Services40</text:p>
          </table:table-cell>
          <table:table-cell office:value-type="string" calcext:value-type="string">
            <text:p>Heat low-T</text:p>
          </table:table-cell>
          <table:table-cell office:value-type="string" calcext:value-type="string">
            <text:p>Residential &amp; other</text:p>
          </table:table-cell>
          <table:table-cell office:value-type="string" calcext:value-type="string">
            <text:p>Fossil gas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26691.1720768156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41];&quot;|&quot;;[.E41];ROW([.B41]))" office:value-type="string" office:string-value="Processing|Services41" calcext:value-type="string">
            <text:p>Processing|Services41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sidential &amp; other</text:p>
          </table:table-cell>
          <table:table-cell office:value-type="string" calcext:value-type="string">
            <text:p>Fossil gas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06764.688307263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Back-outflows</text:p>
          </table:table-cell>
          <table:table-cell table:formula="of:=COM.MICROSOFT.CONCAT([.D42];&quot;|&quot;;[.E42];ROW([.B42]))" office:value-type="string" office:string-value="Services|Back-outflows42" calcext:value-type="string">
            <text:p>Services|Back-outflows42</text:p>
          </table:table-cell>
          <table:table-cell office:value-type="string" calcext:value-type="string">
            <text:p>Consumables</text:p>
          </table:table-cell>
          <table:table-cell office:value-type="string" calcext:value-type="string">
            <text:p>Recycled</text:p>
          </table:table-cell>
          <table:table-cell office:value-type="string" calcext:value-type="string">
            <text:p>Fossil gas</text:p>
          </table:table-cell>
          <table:table-cell office:value-type="string" calcext:value-type="string">
            <text:p>Fos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Back-outflows</text:p>
          </table:table-cell>
          <table:table-cell table:formula="of:=COM.MICROSOFT.CONCAT([.D43];&quot;|&quot;;[.E43];ROW([.B43]))" office:value-type="string" office:string-value="Processing|Back-outflows43" calcext:value-type="string">
            <text:p>Processing|Back-outflows43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Exports</text:p>
          </table:table-cell>
          <table:table-cell office:value-type="string" calcext:value-type="string">
            <text:p>Fossil gas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84518.6790921788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44];&quot;|&quot;;[.E44];ROW([.B44]))" office:value-type="string" office:string-value="Sourcing|Availability44" calcext:value-type="string">
            <text:p>Sourcing|Availability44</text:p>
          </table:table-cell>
          <table:table-cell office:value-type="string" calcext:value-type="string">
            <text:p>Imports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Biogases</text:p>
          </table:table-cell>
          <table:table-cell office:value-type="string" calcext:value-type="string">
            <text:p>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45];&quot;|&quot;;[.E45];ROW([.B45]))" office:value-type="string" office:string-value="Sourcing|Availability45" calcext:value-type="string">
            <text:p>Sourcing|Availability45</text:p>
          </table:table-cell>
          <table:table-cell office:value-type="string" calcext:value-type="string">
            <text:p>Domestic extraction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Biogases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15166.9210869565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46];&quot;|&quot;;[.E46];ROW([.B46]))" office:value-type="string" office:string-value="Sourcing|Availability46" calcext:value-type="string">
            <text:p>Sourcing|Availability46</text:p>
          </table:table-cell>
          <table:table-cell office:value-type="string" calcext:value-type="string">
            <text:p>Recycled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Biogases</text:p>
          </table:table-cell>
          <table:table-cell office:value-type="string" calcext:value-type="string">
            <text:p>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47];&quot;|&quot;;[.E47];ROW([.B47]))" office:value-type="string" office:string-value="Availability|Processing47" calcext:value-type="string">
            <text:p>Availability|Processing47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Biogases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4828.97834782609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48];&quot;|&quot;;[.E48];ROW([.B48]))" office:value-type="string" office:string-value="Availability|Processing48" calcext:value-type="string">
            <text:p>Availability|Processing48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Heat low-T</text:p>
          </table:table-cell>
          <table:table-cell office:value-type="string" calcext:value-type="string">
            <text:p>Biogases</text:p>
          </table:table-cell>
          <table:table-cell office:value-type="string" calcext:value-type="string">
            <text:p>Bio</text:p>
          </table:table-cell>
          <table:table-cell office:value-type="float" office:value="641557" calcext:value-type="float">
            <text:p>641557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49];&quot;|&quot;;[.E49];ROW([.B49]))" office:value-type="string" office:string-value="Availability|Processing49" calcext:value-type="string">
            <text:p>Availability|Processing49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Biogases</text:p>
          </table:table-cell>
          <table:table-cell office:value-type="string" calcext:value-type="string">
            <text:p>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50];&quot;|&quot;;[.E50];ROW([.B50]))" office:value-type="string" office:string-value="Availability|Processing50" calcext:value-type="string">
            <text:p>Availability|Processing50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Energy sector</text:p>
          </table:table-cell>
          <table:table-cell office:value-type="string" calcext:value-type="string">
            <text:p>Biogases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499.7395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51];&quot;|&quot;;[.E51];ROW([.B51]))" office:value-type="string" office:string-value="Availability|Processing51" calcext:value-type="string">
            <text:p>Availability|Processing51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Industry energy</text:p>
          </table:table-cell>
          <table:table-cell office:value-type="string" calcext:value-type="string">
            <text:p>Biogases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2483.3277826087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52];&quot;|&quot;;[.E52];ROW([.B52]))" office:value-type="string" office:string-value="Processing|Services52" calcext:value-type="string">
            <text:p>Processing|Services52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Consumables</text:p>
          </table:table-cell>
          <table:table-cell office:value-type="string" calcext:value-type="string">
            <text:p>Biogases</text:p>
          </table:table-cell>
          <table:table-cell office:value-type="string" calcext:value-type="string">
            <text:p>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53];&quot;|&quot;;[.E53];ROW([.B53]))" office:value-type="string" office:string-value="Processing|Services53" calcext:value-type="string">
            <text:p>Processing|Services53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Biogases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136.55497826087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54];&quot;|&quot;;[.E54];ROW([.B54]))" office:value-type="string" office:string-value="Processing|Services54" calcext:value-type="string">
            <text:p>Processing|Services54</text:p>
          </table:table-cell>
          <table:table-cell office:value-type="string" calcext:value-type="string">
            <text:p>Heat low-T</text:p>
          </table:table-cell>
          <table:table-cell office:value-type="string" calcext:value-type="string">
            <text:p>Residential &amp; other</text:p>
          </table:table-cell>
          <table:table-cell office:value-type="string" calcext:value-type="string">
            <text:p>Biogases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371.403352173913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55];&quot;|&quot;;[.E55];ROW([.B55]))" office:value-type="string" office:string-value="Processing|Services55" calcext:value-type="string">
            <text:p>Processing|Services55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sidential &amp; other</text:p>
          </table:table-cell>
          <table:table-cell office:value-type="string" calcext:value-type="string">
            <text:p>Biogases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1485.61340869565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Back-outflows</text:p>
          </table:table-cell>
          <table:table-cell table:formula="of:=COM.MICROSOFT.CONCAT([.D56];&quot;|&quot;;[.E56];ROW([.B56]))" office:value-type="string" office:string-value="Services|Back-outflows56" calcext:value-type="string">
            <text:p>Services|Back-outflows56</text:p>
          </table:table-cell>
          <table:table-cell office:value-type="string" calcext:value-type="string">
            <text:p>Consumables</text:p>
          </table:table-cell>
          <table:table-cell office:value-type="string" calcext:value-type="string">
            <text:p>Recycled</text:p>
          </table:table-cell>
          <table:table-cell office:value-type="string" calcext:value-type="string">
            <text:p>Biogases</text:p>
          </table:table-cell>
          <table:table-cell office:value-type="string" calcext:value-type="string">
            <text:p>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Back-outflows</text:p>
          </table:table-cell>
          <table:table-cell table:formula="of:=COM.MICROSOFT.CONCAT([.D57];&quot;|&quot;;[.E57];ROW([.B57]))" office:value-type="string" office:string-value="Processing|Back-outflows57" calcext:value-type="string">
            <text:p>Processing|Back-outflows57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Exports</text:p>
          </table:table-cell>
          <table:table-cell office:value-type="string" calcext:value-type="string">
            <text:p>Biogases</text:p>
          </table:table-cell>
          <table:table-cell office:value-type="string" calcext:value-type="string">
            <text:p>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58];&quot;|&quot;;[.E58];ROW([.B58]))" office:value-type="string" office:string-value="Sourcing|Availability58" calcext:value-type="string">
            <text:p>Sourcing|Availability58</text:p>
          </table:table-cell>
          <table:table-cell office:value-type="string" calcext:value-type="string">
            <text:p>Imports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Bio solid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20401.23345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59];&quot;|&quot;;[.E59];ROW([.B59]))" office:value-type="string" office:string-value="Sourcing|Availability59" calcext:value-type="string">
            <text:p>Sourcing|Availability59</text:p>
          </table:table-cell>
          <table:table-cell office:value-type="string" calcext:value-type="string">
            <text:p>Domestic extraction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Bio solid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198158.5055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60];&quot;|&quot;;[.E60];ROW([.B60]))" office:value-type="string" office:string-value="Sourcing|Availability60" calcext:value-type="string">
            <text:p>Sourcing|Availability60</text:p>
          </table:table-cell>
          <table:table-cell office:value-type="string" calcext:value-type="string">
            <text:p>Recycled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Bio solid</text:p>
          </table:table-cell>
          <table:table-cell office:value-type="string" calcext:value-type="string">
            <text:p>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61];&quot;|&quot;;[.E61];ROW([.B61]))" office:value-type="string" office:string-value="Availability|Processing61" calcext:value-type="string">
            <text:p>Availability|Processing61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Bio solid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17060.54535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62];&quot;|&quot;;[.E62];ROW([.B62]))" office:value-type="string" office:string-value="Availability|Processing62" calcext:value-type="string">
            <text:p>Availability|Processing62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Heat low-T</text:p>
          </table:table-cell>
          <table:table-cell office:value-type="string" calcext:value-type="string">
            <text:p>Bio solid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22891.32735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63];&quot;|&quot;;[.E63];ROW([.B63]))" office:value-type="string" office:string-value="Availability|Processing63" calcext:value-type="string">
            <text:p>Availability|Processing63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Bio solid</text:p>
          </table:table-cell>
          <table:table-cell office:value-type="string" calcext:value-type="string">
            <text:p>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64];&quot;|&quot;;[.E64];ROW([.B64]))" office:value-type="string" office:string-value="Availability|Processing64" calcext:value-type="string">
            <text:p>Availability|Processing64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Energy sector</text:p>
          </table:table-cell>
          <table:table-cell office:value-type="string" calcext:value-type="string">
            <text:p>Bio solid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55.75455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65];&quot;|&quot;;[.E65];ROW([.B65]))" office:value-type="string" office:string-value="Availability|Processing65" calcext:value-type="string">
            <text:p>Availability|Processing65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Industry energy</text:p>
          </table:table-cell>
          <table:table-cell office:value-type="string" calcext:value-type="string">
            <text:p>Bio solid</text:p>
          </table:table-cell>
          <table:table-cell office:value-type="string" calcext:value-type="string">
            <text:p>Bio</text:p>
          </table:table-cell>
          <table:table-cell office:value-type="float" office:value="144997369" calcext:value-type="float">
            <text:p>144997369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66];&quot;|&quot;;[.E66];ROW([.B66]))" office:value-type="string" office:string-value="Processing|Services66" calcext:value-type="string">
            <text:p>Processing|Services66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Consumables</text:p>
          </table:table-cell>
          <table:table-cell office:value-type="string" calcext:value-type="string">
            <text:p>Bio solid</text:p>
          </table:table-cell>
          <table:table-cell office:value-type="string" calcext:value-type="string">
            <text:p>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67];&quot;|&quot;;[.E67];ROW([.B67]))" office:value-type="string" office:string-value="Processing|Services67" calcext:value-type="string">
            <text:p>Processing|Services67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Bio solid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0.2681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68];&quot;|&quot;;[.E68];ROW([.B68]))" office:value-type="string" office:string-value="Processing|Services68" calcext:value-type="string">
            <text:p>Processing|Services68</text:p>
          </table:table-cell>
          <table:table-cell office:value-type="string" calcext:value-type="string">
            <text:p>Heat low-T</text:p>
          </table:table-cell>
          <table:table-cell office:value-type="string" calcext:value-type="string">
            <text:p>Residential &amp; other</text:p>
          </table:table-cell>
          <table:table-cell office:value-type="string" calcext:value-type="string">
            <text:p>Bio solid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20178.36727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69];&quot;|&quot;;[.E69];ROW([.B69]))" office:value-type="string" office:string-value="Processing|Services69" calcext:value-type="string">
            <text:p>Processing|Services69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sidential &amp; other</text:p>
          </table:table-cell>
          <table:table-cell office:value-type="string" calcext:value-type="string">
            <text:p>Bio solid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80713.46908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Back-outflows</text:p>
          </table:table-cell>
          <table:table-cell table:formula="of:=COM.MICROSOFT.CONCAT([.D70];&quot;|&quot;;[.E70];ROW([.B70]))" office:value-type="string" office:string-value="Services|Back-outflows70" calcext:value-type="string">
            <text:p>Services|Back-outflows70</text:p>
          </table:table-cell>
          <table:table-cell office:value-type="string" calcext:value-type="string">
            <text:p>Consumables</text:p>
          </table:table-cell>
          <table:table-cell office:value-type="string" calcext:value-type="string">
            <text:p>Recycled</text:p>
          </table:table-cell>
          <table:table-cell office:value-type="string" calcext:value-type="string">
            <text:p>Bio solid</text:p>
          </table:table-cell>
          <table:table-cell office:value-type="string" calcext:value-type="string">
            <text:p>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Back-outflows</text:p>
          </table:table-cell>
          <table:table-cell table:formula="of:=COM.MICROSOFT.CONCAT([.D71];&quot;|&quot;;[.E71];ROW([.B71]))" office:value-type="string" office:string-value="Processing|Back-outflows71" calcext:value-type="string">
            <text:p>Processing|Back-outflows71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Exports</text:p>
          </table:table-cell>
          <table:table-cell office:value-type="string" calcext:value-type="string">
            <text:p>Bio solid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9856.53785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72];&quot;|&quot;;[.E72];ROW([.B72]))" office:value-type="string" office:string-value="Sourcing|Availability72" calcext:value-type="string">
            <text:p>Sourcing|Availability72</text:p>
          </table:table-cell>
          <table:table-cell office:value-type="string" calcext:value-type="string">
            <text:p>Imports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Bio liquid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937.8335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73];&quot;|&quot;;[.E73];ROW([.B73]))" office:value-type="string" office:string-value="Sourcing|Availability73" calcext:value-type="string">
            <text:p>Sourcing|Availability73</text:p>
          </table:table-cell>
          <table:table-cell office:value-type="string" calcext:value-type="string">
            <text:p>Domestic extraction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Bio liquid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616.413133333333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74];&quot;|&quot;;[.E74];ROW([.B74]))" office:value-type="string" office:string-value="Sourcing|Availability74" calcext:value-type="string">
            <text:p>Sourcing|Availability74</text:p>
          </table:table-cell>
          <table:table-cell office:value-type="string" calcext:value-type="string">
            <text:p>Recycled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Bio liquid</text:p>
          </table:table-cell>
          <table:table-cell office:value-type="string" calcext:value-type="string">
            <text:p>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75];&quot;|&quot;;[.E75];ROW([.B75]))" office:value-type="string" office:string-value="Availability|Processing75" calcext:value-type="string">
            <text:p>Availability|Processing75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Bio liquid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595.5851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76];&quot;|&quot;;[.E76];ROW([.B76]))" office:value-type="string" office:string-value="Availability|Processing76" calcext:value-type="string">
            <text:p>Availability|Processing76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Heat low-T</text:p>
          </table:table-cell>
          <table:table-cell office:value-type="string" calcext:value-type="string">
            <text:p>Bio liquid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137.856766666667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77];&quot;|&quot;;[.E77];ROW([.B77]))" office:value-type="string" office:string-value="Availability|Processing77" calcext:value-type="string">
            <text:p>Availability|Processing77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Bio liquid</text:p>
          </table:table-cell>
          <table:table-cell office:value-type="string" calcext:value-type="string">
            <text:p>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78];&quot;|&quot;;[.E78];ROW([.B78]))" office:value-type="string" office:string-value="Availability|Processing78" calcext:value-type="string">
            <text:p>Availability|Processing78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Energy sector</text:p>
          </table:table-cell>
          <table:table-cell office:value-type="string" calcext:value-type="string">
            <text:p>Bio liquid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63.0498666666667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79];&quot;|&quot;;[.E79];ROW([.B79]))" office:value-type="string" office:string-value="Availability|Processing79" calcext:value-type="string">
            <text:p>Availability|Processing79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Industry energy</text:p>
          </table:table-cell>
          <table:table-cell office:value-type="string" calcext:value-type="string">
            <text:p>Bio liquid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89.5404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80];&quot;|&quot;;[.E80];ROW([.B80]))" office:value-type="string" office:string-value="Processing|Services80" calcext:value-type="string">
            <text:p>Processing|Services80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Consumables</text:p>
          </table:table-cell>
          <table:table-cell office:value-type="string" calcext:value-type="string">
            <text:p>Bio liquid</text:p>
          </table:table-cell>
          <table:table-cell office:value-type="string" calcext:value-type="string">
            <text:p>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81];&quot;|&quot;;[.E81];ROW([.B81]))" office:value-type="string" office:string-value="Processing|Services81" calcext:value-type="string">
            <text:p>Processing|Services81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Bio liquid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2.35773333333333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82];&quot;|&quot;;[.E82];ROW([.B82]))" office:value-type="string" office:string-value="Processing|Services82" calcext:value-type="string">
            <text:p>Processing|Services82</text:p>
          </table:table-cell>
          <table:table-cell office:value-type="string" calcext:value-type="string">
            <text:p>Heat low-T</text:p>
          </table:table-cell>
          <table:table-cell office:value-type="string" calcext:value-type="string">
            <text:p>Residential &amp; other</text:p>
          </table:table-cell>
          <table:table-cell office:value-type="string" calcext:value-type="string">
            <text:p>Bio liquid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8.36266666666667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83];&quot;|&quot;;[.E83];ROW([.B83]))" office:value-type="string" office:string-value="Processing|Services83" calcext:value-type="string">
            <text:p>Processing|Services83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sidential &amp; other</text:p>
          </table:table-cell>
          <table:table-cell office:value-type="string" calcext:value-type="string">
            <text:p>Bio liquid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33.4506666666667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Back-outflows</text:p>
          </table:table-cell>
          <table:table-cell table:formula="of:=COM.MICROSOFT.CONCAT([.D84];&quot;|&quot;;[.E84];ROW([.B84]))" office:value-type="string" office:string-value="Services|Back-outflows84" calcext:value-type="string">
            <text:p>Services|Back-outflows84</text:p>
          </table:table-cell>
          <table:table-cell office:value-type="string" calcext:value-type="string">
            <text:p>Consumables</text:p>
          </table:table-cell>
          <table:table-cell office:value-type="string" calcext:value-type="string">
            <text:p>Recycled</text:p>
          </table:table-cell>
          <table:table-cell office:value-type="string" calcext:value-type="string">
            <text:p>Bio liquid</text:p>
          </table:table-cell>
          <table:table-cell office:value-type="string" calcext:value-type="string">
            <text:p>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Back-outflows</text:p>
          </table:table-cell>
          <table:table-cell table:formula="of:=COM.MICROSOFT.CONCAT([.D85];&quot;|&quot;;[.E85];ROW([.B85]))" office:value-type="string" office:string-value="Processing|Back-outflows85" calcext:value-type="string">
            <text:p>Processing|Back-outflows85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Exports</text:p>
          </table:table-cell>
          <table:table-cell office:value-type="string" calcext:value-type="string">
            <text:p>Bio liquid</text:p>
          </table:table-cell>
          <table:table-cell office:value-type="string" calcext:value-type="string">
            <text:p>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86];&quot;|&quot;;[.E86];ROW([.B86]))" office:value-type="string" office:string-value="Sourcing|Availability86" calcext:value-type="string">
            <text:p>Sourcing|Availability86</text:p>
          </table:table-cell>
          <table:table-cell office:value-type="string" calcext:value-type="string">
            <text:p>Imports</text:p>
          </table:table-cell>
          <table:table-cell office:value-type="string" calcext:value-type="string">
            <text:p>Net-available renewable non-bio</text:p>
          </table:table-cell>
          <table:table-cell office:value-type="string" calcext:value-type="string">
            <text:p>Renewable electricity</text:p>
          </table:table-cell>
          <table:table-cell office:value-type="string" calcext:value-type="string">
            <text:p>R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eepskyblue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87];&quot;|&quot;;[.E87];ROW([.B87]))" office:value-type="string" office:string-value="Sourcing|Availability87" calcext:value-type="string">
            <text:p>Sourcing|Availability87</text:p>
          </table:table-cell>
          <table:table-cell office:value-type="string" calcext:value-type="string">
            <text:p>Domestic extraction</text:p>
          </table:table-cell>
          <table:table-cell office:value-type="string" calcext:value-type="string">
            <text:p>Net-available renewable non-bio</text:p>
          </table:table-cell>
          <table:table-cell office:value-type="string" calcext:value-type="string">
            <text:p>Renewable electricity</text:p>
          </table:table-cell>
          <table:table-cell office:value-type="string" calcext:value-type="string">
            <text:p>REN</text:p>
          </table:table-cell>
          <table:table-cell office:value-type="string" calcext:value-type="string">
            <text:p>279.4442696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eepskyblue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88];&quot;|&quot;;[.E88];ROW([.B88]))" office:value-type="string" office:string-value="Sourcing|Availability88" calcext:value-type="string">
            <text:p>Sourcing|Availability88</text:p>
          </table:table-cell>
          <table:table-cell office:value-type="string" calcext:value-type="string">
            <text:p>Recycled</text:p>
          </table:table-cell>
          <table:table-cell office:value-type="string" calcext:value-type="string">
            <text:p>Net-available renewable non-bio</text:p>
          </table:table-cell>
          <table:table-cell office:value-type="string" calcext:value-type="string">
            <text:p>Renewable electricity</text:p>
          </table:table-cell>
          <table:table-cell office:value-type="string" calcext:value-type="string">
            <text:p>R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eepskyblue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89];&quot;|&quot;;[.E89];ROW([.B89]))" office:value-type="string" office:string-value="Availability|Processing89" calcext:value-type="string">
            <text:p>Availability|Processing89</text:p>
          </table:table-cell>
          <table:table-cell office:value-type="string" calcext:value-type="string">
            <text:p>Net-available renewable non-bio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newable electricity</text:p>
          </table:table-cell>
          <table:table-cell office:value-type="string" calcext:value-type="string">
            <text:p>REN</text:p>
          </table:table-cell>
          <table:table-cell office:value-type="string" calcext:value-type="string">
            <text:p>290.600481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eepskyblue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90];&quot;|&quot;;[.E90];ROW([.B90]))" office:value-type="string" office:string-value="Availability|Processing90" calcext:value-type="string">
            <text:p>Availability|Processing90</text:p>
          </table:table-cell>
          <table:table-cell office:value-type="string" calcext:value-type="string">
            <text:p>Net-available renewable non-bio</text:p>
          </table:table-cell>
          <table:table-cell office:value-type="string" calcext:value-type="string">
            <text:p>Heat low-T</text:p>
          </table:table-cell>
          <table:table-cell office:value-type="string" calcext:value-type="string">
            <text:p>Renewable electricity</text:p>
          </table:table-cell>
          <table:table-cell office:value-type="string" calcext:value-type="string">
            <text:p>R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eepskyblue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91];&quot;|&quot;;[.E91];ROW([.B91]))" office:value-type="string" office:string-value="Availability|Processing91" calcext:value-type="string">
            <text:p>Availability|Processing91</text:p>
          </table:table-cell>
          <table:table-cell office:value-type="string" calcext:value-type="string">
            <text:p>Net-available renewable non-bio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Renewable electricity</text:p>
          </table:table-cell>
          <table:table-cell office:value-type="string" calcext:value-type="string">
            <text:p>R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eepskyblue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92];&quot;|&quot;;[.E92];ROW([.B92]))" office:value-type="string" office:string-value="Availability|Processing92" calcext:value-type="string">
            <text:p>Availability|Processing92</text:p>
          </table:table-cell>
          <table:table-cell office:value-type="string" calcext:value-type="string">
            <text:p>Net-available renewable non-bio</text:p>
          </table:table-cell>
          <table:table-cell office:value-type="string" calcext:value-type="string">
            <text:p>Energy sector</text:p>
          </table:table-cell>
          <table:table-cell office:value-type="string" calcext:value-type="string">
            <text:p>Renewable electricity</text:p>
          </table:table-cell>
          <table:table-cell office:value-type="string" calcext:value-type="string">
            <text:p>R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eepskyblue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93];&quot;|&quot;;[.E93];ROW([.B93]))" office:value-type="string" office:string-value="Availability|Processing93" calcext:value-type="string">
            <text:p>Availability|Processing93</text:p>
          </table:table-cell>
          <table:table-cell office:value-type="string" calcext:value-type="string">
            <text:p>Net-available renewable non-bio</text:p>
          </table:table-cell>
          <table:table-cell office:value-type="string" calcext:value-type="string">
            <text:p>Industry energy</text:p>
          </table:table-cell>
          <table:table-cell office:value-type="string" calcext:value-type="string">
            <text:p>Renewable electricity</text:p>
          </table:table-cell>
          <table:table-cell office:value-type="string" calcext:value-type="string">
            <text:p>R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eepskyblue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94];&quot;|&quot;;[.E94];ROW([.B94]))" office:value-type="string" office:string-value="Processing|Services94" calcext:value-type="string">
            <text:p>Processing|Services94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Consumables</text:p>
          </table:table-cell>
          <table:table-cell office:value-type="string" calcext:value-type="string">
            <text:p>Renewable electricity</text:p>
          </table:table-cell>
          <table:table-cell office:value-type="string" calcext:value-type="string">
            <text:p>R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eepskyblue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95];&quot;|&quot;;[.E95];ROW([.B95]))" office:value-type="string" office:string-value="Processing|Services95" calcext:value-type="string">
            <text:p>Processing|Services95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enewable electricity</text:p>
          </table:table-cell>
          <table:table-cell office:value-type="string" calcext:value-type="string">
            <text:p>R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eepskyblue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96];&quot;|&quot;;[.E96];ROW([.B96]))" office:value-type="string" office:string-value="Processing|Services96" calcext:value-type="string">
            <text:p>Processing|Services96</text:p>
          </table:table-cell>
          <table:table-cell office:value-type="string" calcext:value-type="string">
            <text:p>Heat low-T</text:p>
          </table:table-cell>
          <table:table-cell office:value-type="string" calcext:value-type="string">
            <text:p>Residential &amp; other</text:p>
          </table:table-cell>
          <table:table-cell office:value-type="string" calcext:value-type="string">
            <text:p>Renewable electricity</text:p>
          </table:table-cell>
          <table:table-cell office:value-type="string" calcext:value-type="string">
            <text:p>R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eepskyblue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97];&quot;|&quot;;[.E97];ROW([.B97]))" office:value-type="string" office:string-value="Processing|Services97" calcext:value-type="string">
            <text:p>Processing|Services97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sidential &amp; other</text:p>
          </table:table-cell>
          <table:table-cell office:value-type="string" calcext:value-type="string">
            <text:p>Renewable electricity</text:p>
          </table:table-cell>
          <table:table-cell office:value-type="string" calcext:value-type="string">
            <text:p>R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eepskyblue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Back-outflows</text:p>
          </table:table-cell>
          <table:table-cell table:formula="of:=COM.MICROSOFT.CONCAT([.D98];&quot;|&quot;;[.E98];ROW([.B98]))" office:value-type="string" office:string-value="Services|Back-outflows98" calcext:value-type="string">
            <text:p>Services|Back-outflows98</text:p>
          </table:table-cell>
          <table:table-cell office:value-type="string" calcext:value-type="string">
            <text:p>Consumables</text:p>
          </table:table-cell>
          <table:table-cell office:value-type="string" calcext:value-type="string">
            <text:p>Recycled</text:p>
          </table:table-cell>
          <table:table-cell office:value-type="string" calcext:value-type="string">
            <text:p>Renewable electricity</text:p>
          </table:table-cell>
          <table:table-cell office:value-type="string" calcext:value-type="string">
            <text:p>R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eepskyblue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Back-outflows</text:p>
          </table:table-cell>
          <table:table-cell table:formula="of:=COM.MICROSOFT.CONCAT([.D99];&quot;|&quot;;[.E99];ROW([.B99]))" office:value-type="string" office:string-value="Processing|Back-outflows99" calcext:value-type="string">
            <text:p>Processing|Back-outflows99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Exports</text:p>
          </table:table-cell>
          <table:table-cell office:value-type="string" calcext:value-type="string">
            <text:p>Renewable electricity</text:p>
          </table:table-cell>
          <table:table-cell office:value-type="string" calcext:value-type="string">
            <text:p>R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eepskyblue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100];&quot;|&quot;;[.E100];ROW([.B100]))" office:value-type="string" office:string-value="Sourcing|Availability100" calcext:value-type="string">
            <text:p>Sourcing|Availability100</text:p>
          </table:table-cell>
          <table:table-cell office:value-type="string" calcext:value-type="string">
            <text:p>Imports</text:p>
          </table:table-cell>
          <table:table-cell office:value-type="string" calcext:value-type="string">
            <text:p>Net-available renewable non-bio</text:p>
          </table:table-cell>
          <table:table-cell office:value-type="string" calcext:value-type="string">
            <text:p>Renewable heat</text:p>
          </table:table-cell>
          <table:table-cell office:value-type="string" calcext:value-type="string">
            <text:p>R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eepskyblue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101];&quot;|&quot;;[.E101];ROW([.B101]))" office:value-type="string" office:string-value="Sourcing|Availability101" calcext:value-type="string">
            <text:p>Sourcing|Availability101</text:p>
          </table:table-cell>
          <table:table-cell office:value-type="string" calcext:value-type="string">
            <text:p>Domestic extraction</text:p>
          </table:table-cell>
          <table:table-cell office:value-type="string" calcext:value-type="string">
            <text:p>Net-available renewable non-bio</text:p>
          </table:table-cell>
          <table:table-cell office:value-type="string" calcext:value-type="string">
            <text:p>Renewable heat</text:p>
          </table:table-cell>
          <table:table-cell office:value-type="string" calcext:value-type="string">
            <text:p>REN</text:p>
          </table:table-cell>
          <table:table-cell office:value-type="string" calcext:value-type="string">
            <text:p>97.5009381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eepskyblue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102];&quot;|&quot;;[.E102];ROW([.B102]))" office:value-type="string" office:string-value="Sourcing|Availability102" calcext:value-type="string">
            <text:p>Sourcing|Availability102</text:p>
          </table:table-cell>
          <table:table-cell office:value-type="string" calcext:value-type="string">
            <text:p>Recycled</text:p>
          </table:table-cell>
          <table:table-cell office:value-type="string" calcext:value-type="string">
            <text:p>Net-available renewable non-bio</text:p>
          </table:table-cell>
          <table:table-cell office:value-type="string" calcext:value-type="string">
            <text:p>Renewable heat</text:p>
          </table:table-cell>
          <table:table-cell office:value-type="string" calcext:value-type="string">
            <text:p>R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eepskyblue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103];&quot;|&quot;;[.E103];ROW([.B103]))" office:value-type="string" office:string-value="Availability|Processing103" calcext:value-type="string">
            <text:p>Availability|Processing103</text:p>
          </table:table-cell>
          <table:table-cell office:value-type="string" calcext:value-type="string">
            <text:p>Net-available renewable non-bio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newable heat</text:p>
          </table:table-cell>
          <table:table-cell office:value-type="string" calcext:value-type="string">
            <text:p>REN</text:p>
          </table:table-cell>
          <table:table-cell office:value-type="string" calcext:value-type="string">
            <text:p>4.535294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eepskyblue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104];&quot;|&quot;;[.E104];ROW([.B104]))" office:value-type="string" office:string-value="Availability|Processing104" calcext:value-type="string">
            <text:p>Availability|Processing104</text:p>
          </table:table-cell>
          <table:table-cell office:value-type="string" calcext:value-type="string">
            <text:p>Net-available renewable non-bio</text:p>
          </table:table-cell>
          <table:table-cell office:value-type="string" calcext:value-type="string">
            <text:p>Heat low-T</text:p>
          </table:table-cell>
          <table:table-cell office:value-type="string" calcext:value-type="string">
            <text:p>Renewable heat</text:p>
          </table:table-cell>
          <table:table-cell office:value-type="string" calcext:value-type="string">
            <text:p>REN</text:p>
          </table:table-cell>
          <table:table-cell office:value-type="string" calcext:value-type="string">
            <text:p>2.4371108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eepskyblue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105];&quot;|&quot;;[.E105];ROW([.B105]))" office:value-type="string" office:string-value="Availability|Processing105" calcext:value-type="string">
            <text:p>Availability|Processing105</text:p>
          </table:table-cell>
          <table:table-cell office:value-type="string" calcext:value-type="string">
            <text:p>Net-available renewable non-bio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Renewable heat</text:p>
          </table:table-cell>
          <table:table-cell office:value-type="string" calcext:value-type="string">
            <text:p>R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eepskyblue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106];&quot;|&quot;;[.E106];ROW([.B106]))" office:value-type="string" office:string-value="Availability|Processing106" calcext:value-type="string">
            <text:p>Availability|Processing106</text:p>
          </table:table-cell>
          <table:table-cell office:value-type="string" calcext:value-type="string">
            <text:p>Net-available renewable non-bio</text:p>
          </table:table-cell>
          <table:table-cell office:value-type="string" calcext:value-type="string">
            <text:p>Energy sector</text:p>
          </table:table-cell>
          <table:table-cell office:value-type="string" calcext:value-type="string">
            <text:p>Renewable heat</text:p>
          </table:table-cell>
          <table:table-cell office:value-type="string" calcext:value-type="string">
            <text:p>REN</text:p>
          </table:table-cell>
          <table:table-cell office:value-type="string" calcext:value-type="string">
            <text:p>0.0017674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eepskyblue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107];&quot;|&quot;;[.E107];ROW([.B107]))" office:value-type="string" office:string-value="Availability|Processing107" calcext:value-type="string">
            <text:p>Availability|Processing107</text:p>
          </table:table-cell>
          <table:table-cell office:value-type="string" calcext:value-type="string">
            <text:p>Net-available renewable non-bio</text:p>
          </table:table-cell>
          <table:table-cell office:value-type="string" calcext:value-type="string">
            <text:p>Industry energy</text:p>
          </table:table-cell>
          <table:table-cell office:value-type="string" calcext:value-type="string">
            <text:p>Renewable heat</text:p>
          </table:table-cell>
          <table:table-cell office:value-type="string" calcext:value-type="string">
            <text:p>REN</text:p>
          </table:table-cell>
          <table:table-cell office:value-type="string" calcext:value-type="string">
            <text:p>60.3329932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eepskyblue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108];&quot;|&quot;;[.E108];ROW([.B108]))" office:value-type="string" office:string-value="Processing|Services108" calcext:value-type="string">
            <text:p>Processing|Services108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Consumables</text:p>
          </table:table-cell>
          <table:table-cell office:value-type="string" calcext:value-type="string">
            <text:p>Renewable heat</text:p>
          </table:table-cell>
          <table:table-cell office:value-type="string" calcext:value-type="string">
            <text:p>R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eepskyblue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109];&quot;|&quot;;[.E109];ROW([.B109]))" office:value-type="string" office:string-value="Processing|Services109" calcext:value-type="string">
            <text:p>Processing|Services109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enewable heat</text:p>
          </table:table-cell>
          <table:table-cell office:value-type="string" calcext:value-type="string">
            <text:p>R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eepskyblue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110];&quot;|&quot;;[.E110];ROW([.B110]))" office:value-type="string" office:string-value="Processing|Services110" calcext:value-type="string">
            <text:p>Processing|Services110</text:p>
          </table:table-cell>
          <table:table-cell office:value-type="string" calcext:value-type="string">
            <text:p>Heat low-T</text:p>
          </table:table-cell>
          <table:table-cell office:value-type="string" calcext:value-type="string">
            <text:p>Residential &amp; other</text:p>
          </table:table-cell>
          <table:table-cell office:value-type="string" calcext:value-type="string">
            <text:p>Renewable heat</text:p>
          </table:table-cell>
          <table:table-cell office:value-type="string" calcext:value-type="string">
            <text:p>REN</text:p>
          </table:table-cell>
          <table:table-cell office:value-type="string" calcext:value-type="string">
            <text:p>11.79788032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eepskyblue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111];&quot;|&quot;;[.E111];ROW([.B111]))" office:value-type="string" office:string-value="Processing|Services111" calcext:value-type="string">
            <text:p>Processing|Services111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sidential &amp; other</text:p>
          </table:table-cell>
          <table:table-cell office:value-type="string" calcext:value-type="string">
            <text:p>Renewable heat</text:p>
          </table:table-cell>
          <table:table-cell office:value-type="string" calcext:value-type="string">
            <text:p>REN</text:p>
          </table:table-cell>
          <table:table-cell office:value-type="string" calcext:value-type="string">
            <text:p>47.19152128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eepskyblue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Back-outflows</text:p>
          </table:table-cell>
          <table:table-cell table:formula="of:=COM.MICROSOFT.CONCAT([.D112];&quot;|&quot;;[.E112];ROW([.B112]))" office:value-type="string" office:string-value="Services|Back-outflows112" calcext:value-type="string">
            <text:p>Services|Back-outflows112</text:p>
          </table:table-cell>
          <table:table-cell office:value-type="string" calcext:value-type="string">
            <text:p>Consumables</text:p>
          </table:table-cell>
          <table:table-cell office:value-type="string" calcext:value-type="string">
            <text:p>Recycled</text:p>
          </table:table-cell>
          <table:table-cell office:value-type="string" calcext:value-type="string">
            <text:p>Renewable heat</text:p>
          </table:table-cell>
          <table:table-cell office:value-type="string" calcext:value-type="string">
            <text:p>R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eepskyblue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Back-outflows</text:p>
          </table:table-cell>
          <table:table-cell table:formula="of:=COM.MICROSOFT.CONCAT([.D113];&quot;|&quot;;[.E113];ROW([.B113]))" office:value-type="string" office:string-value="Processing|Back-outflows113" calcext:value-type="string">
            <text:p>Processing|Back-outflows113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Exports</text:p>
          </table:table-cell>
          <table:table-cell office:value-type="string" calcext:value-type="string">
            <text:p>Renewable heat</text:p>
          </table:table-cell>
          <table:table-cell office:value-type="string" calcext:value-type="string">
            <text:p>R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eepskyblue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114];&quot;|&quot;;[.E114];ROW([.B114]))" office:value-type="string" office:string-value="Sourcing|Availability114" calcext:value-type="string">
            <text:p>Sourcing|Availability114</text:p>
          </table:table-cell>
          <table:table-cell office:value-type="string" calcext:value-type="string">
            <text:p>Imports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Biogenic wastes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1905.8707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115];&quot;|&quot;;[.E115];ROW([.B115]))" office:value-type="string" office:string-value="Sourcing|Availability115" calcext:value-type="string">
            <text:p>Sourcing|Availability115</text:p>
          </table:table-cell>
          <table:table-cell office:value-type="string" calcext:value-type="string">
            <text:p>Recycled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Biogenic wastes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41688.0314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116];&quot;|&quot;;[.E116];ROW([.B116]))" office:value-type="string" office:string-value="Sourcing|Availability116" calcext:value-type="string">
            <text:p>Sourcing|Availability116</text:p>
          </table:table-cell>
          <table:table-cell office:value-type="string" calcext:value-type="string">
            <text:p>Recycled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Biogenic wastes</text:p>
          </table:table-cell>
          <table:table-cell office:value-type="string" calcext:value-type="string">
            <text:p>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117];&quot;|&quot;;[.E117];ROW([.B117]))" office:value-type="string" office:string-value="Availability|Processing117" calcext:value-type="string">
            <text:p>Availability|Processing117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Biogenic wastes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7990.4328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118];&quot;|&quot;;[.E118];ROW([.B118]))" office:value-type="string" office:string-value="Availability|Processing118" calcext:value-type="string">
            <text:p>Availability|Processing118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Heat low-T</text:p>
          </table:table-cell>
          <table:table-cell office:value-type="string" calcext:value-type="string">
            <text:p>Biogenic wastes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12163.1243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119];&quot;|&quot;;[.E119];ROW([.B119]))" office:value-type="string" office:string-value="Availability|Processing119" calcext:value-type="string">
            <text:p>Availability|Processing119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Biogenic wastes</text:p>
          </table:table-cell>
          <table:table-cell office:value-type="string" calcext:value-type="string">
            <text:p>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120];&quot;|&quot;;[.E120];ROW([.B120]))" office:value-type="string" office:string-value="Availability|Processing120" calcext:value-type="string">
            <text:p>Availability|Processing120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Energy sector</text:p>
          </table:table-cell>
          <table:table-cell office:value-type="string" calcext:value-type="string">
            <text:p>Biogenic wastes</text:p>
          </table:table-cell>
          <table:table-cell office:value-type="string" calcext:value-type="string">
            <text:p>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121];&quot;|&quot;;[.E121];ROW([.B121]))" office:value-type="string" office:string-value="Availability|Processing121" calcext:value-type="string">
            <text:p>Availability|Processing121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Industry energy</text:p>
          </table:table-cell>
          <table:table-cell office:value-type="string" calcext:value-type="string">
            <text:p>Biogenic wastes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3721.8601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122];&quot;|&quot;;[.E122];ROW([.B122]))" office:value-type="string" office:string-value="Processing|Services122" calcext:value-type="string">
            <text:p>Processing|Services122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Consumables</text:p>
          </table:table-cell>
          <table:table-cell office:value-type="string" calcext:value-type="string">
            <text:p>Biogenic wastes</text:p>
          </table:table-cell>
          <table:table-cell office:value-type="string" calcext:value-type="string">
            <text:p>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123];&quot;|&quot;;[.E123];ROW([.B123]))" office:value-type="string" office:string-value="Processing|Services123" calcext:value-type="string">
            <text:p>Processing|Services123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Biogenic wastes</text:p>
          </table:table-cell>
          <table:table-cell office:value-type="string" calcext:value-type="string">
            <text:p>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124];&quot;|&quot;;[.E124];ROW([.B124]))" office:value-type="string" office:string-value="Processing|Services124" calcext:value-type="string">
            <text:p>Processing|Services124</text:p>
          </table:table-cell>
          <table:table-cell office:value-type="string" calcext:value-type="string">
            <text:p>Heat low-T</text:p>
          </table:table-cell>
          <table:table-cell office:value-type="string" calcext:value-type="string">
            <text:p>Residential &amp; other</text:p>
          </table:table-cell>
          <table:table-cell office:value-type="string" calcext:value-type="string">
            <text:p>Biogenic wastes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153.5975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125];&quot;|&quot;;[.E125];ROW([.B125]))" office:value-type="string" office:string-value="Processing|Services125" calcext:value-type="string">
            <text:p>Processing|Services125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sidential &amp; other</text:p>
          </table:table-cell>
          <table:table-cell office:value-type="string" calcext:value-type="string">
            <text:p>Biogenic wastes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614.39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Back-outflows</text:p>
          </table:table-cell>
          <table:table-cell table:formula="of:=COM.MICROSOFT.CONCAT([.D126];&quot;|&quot;;[.E126];ROW([.B126]))" office:value-type="string" office:string-value="Services|Back-outflows126" calcext:value-type="string">
            <text:p>Services|Back-outflows126</text:p>
          </table:table-cell>
          <table:table-cell office:value-type="string" calcext:value-type="string">
            <text:p>Consumables</text:p>
          </table:table-cell>
          <table:table-cell office:value-type="string" calcext:value-type="string">
            <text:p>Recycled</text:p>
          </table:table-cell>
          <table:table-cell office:value-type="string" calcext:value-type="string">
            <text:p>Biogenic wastes</text:p>
          </table:table-cell>
          <table:table-cell office:value-type="string" calcext:value-type="string">
            <text:p>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Back-outflows</text:p>
          </table:table-cell>
          <table:table-cell table:formula="of:=COM.MICROSOFT.CONCAT([.D127];&quot;|&quot;;[.E127];ROW([.B127]))" office:value-type="string" office:string-value="Processing|Back-outflows127" calcext:value-type="string">
            <text:p>Processing|Back-outflows127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Exports</text:p>
          </table:table-cell>
          <table:table-cell office:value-type="string" calcext:value-type="string">
            <text:p>Biogenic wastes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172.46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128];&quot;|&quot;;[.E128];ROW([.B128]))" office:value-type="string" office:string-value="Sourcing|Availability128" calcext:value-type="string">
            <text:p>Sourcing|Availability128</text:p>
          </table:table-cell>
          <table:table-cell office:value-type="string" calcext:value-type="string">
            <text:p>Imports</text:p>
          </table:table-cell>
          <table:table-cell office:value-type="string" calcext:value-type="string">
            <text:p>Net-available non-renewable</text:p>
          </table:table-cell>
          <table:table-cell office:value-type="string" calcext:value-type="string">
            <text:p>non-renewable wastes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2045.1884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129];&quot;|&quot;;[.E129];ROW([.B129]))" office:value-type="string" office:string-value="Sourcing|Availability129" calcext:value-type="string">
            <text:p>Sourcing|Availability129</text:p>
          </table:table-cell>
          <table:table-cell office:value-type="string" calcext:value-type="string">
            <text:p>Recycled</text:p>
          </table:table-cell>
          <table:table-cell office:value-type="string" calcext:value-type="string">
            <text:p>Net-available non-renewable</text:p>
          </table:table-cell>
          <table:table-cell office:value-type="string" calcext:value-type="string">
            <text:p>non-renewable wastes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59665.9695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130];&quot;|&quot;;[.E130];ROW([.B130]))" office:value-type="string" office:string-value="Sourcing|Availability130" calcext:value-type="string">
            <text:p>Sourcing|Availability130</text:p>
          </table:table-cell>
          <table:table-cell office:value-type="string" calcext:value-type="string">
            <text:p>Recycled</text:p>
          </table:table-cell>
          <table:table-cell office:value-type="string" calcext:value-type="string">
            <text:p>Net-available non-renewable</text:p>
          </table:table-cell>
          <table:table-cell office:value-type="string" calcext:value-type="string">
            <text:p>non-renewable wastes</text:p>
          </table:table-cell>
          <table:table-cell office:value-type="string" calcext:value-type="string">
            <text:p>Fos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131];&quot;|&quot;;[.E131];ROW([.B131]))" office:value-type="string" office:string-value="Availability|Processing131" calcext:value-type="string">
            <text:p>Availability|Processing131</text:p>
          </table:table-cell>
          <table:table-cell office:value-type="string" calcext:value-type="string">
            <text:p>Net-available non-renewable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non-renewable wastes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9069.8647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132];&quot;|&quot;;[.E132];ROW([.B132]))" office:value-type="string" office:string-value="Availability|Processing132" calcext:value-type="string">
            <text:p>Availability|Processing132</text:p>
          </table:table-cell>
          <table:table-cell office:value-type="string" calcext:value-type="string">
            <text:p>Net-available non-renewable</text:p>
          </table:table-cell>
          <table:table-cell office:value-type="string" calcext:value-type="string">
            <text:p>Heat low-T</text:p>
          </table:table-cell>
          <table:table-cell office:value-type="string" calcext:value-type="string">
            <text:p>non-renewable wastes</text:p>
          </table:table-cell>
          <table:table-cell office:value-type="string" calcext:value-type="string">
            <text:p>Fossil</text:p>
          </table:table-cell>
          <table:table-cell office:value-type="float" office:value="12979938" calcext:value-type="float">
            <text:p>12979938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133];&quot;|&quot;;[.E133];ROW([.B133]))" office:value-type="string" office:string-value="Availability|Processing133" calcext:value-type="string">
            <text:p>Availability|Processing133</text:p>
          </table:table-cell>
          <table:table-cell office:value-type="string" calcext:value-type="string">
            <text:p>Net-available non-renewable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non-renewable wastes</text:p>
          </table:table-cell>
          <table:table-cell office:value-type="string" calcext:value-type="string">
            <text:p>Fos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134];&quot;|&quot;;[.E134];ROW([.B134]))" office:value-type="string" office:string-value="Availability|Processing134" calcext:value-type="string">
            <text:p>Availability|Processing134</text:p>
          </table:table-cell>
          <table:table-cell office:value-type="string" calcext:value-type="string">
            <text:p>Net-available non-renewable</text:p>
          </table:table-cell>
          <table:table-cell office:value-type="string" calcext:value-type="string">
            <text:p>Energy sector</text:p>
          </table:table-cell>
          <table:table-cell office:value-type="string" calcext:value-type="string">
            <text:p>non-renewable wastes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65.2301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135];&quot;|&quot;;[.E135];ROW([.B135]))" office:value-type="string" office:string-value="Availability|Processing135" calcext:value-type="string">
            <text:p>Availability|Processing135</text:p>
          </table:table-cell>
          <table:table-cell office:value-type="string" calcext:value-type="string">
            <text:p>Net-available non-renewable</text:p>
          </table:table-cell>
          <table:table-cell office:value-type="string" calcext:value-type="string">
            <text:p>Industry energy</text:p>
          </table:table-cell>
          <table:table-cell office:value-type="string" calcext:value-type="string">
            <text:p>non-renewable wastes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6859.6934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136];&quot;|&quot;;[.E136];ROW([.B136]))" office:value-type="string" office:string-value="Processing|Services136" calcext:value-type="string">
            <text:p>Processing|Services136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Consumables</text:p>
          </table:table-cell>
          <table:table-cell office:value-type="string" calcext:value-type="string">
            <text:p>non-renewable wastes</text:p>
          </table:table-cell>
          <table:table-cell office:value-type="string" calcext:value-type="string">
            <text:p>Fos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137];&quot;|&quot;;[.E137];ROW([.B137]))" office:value-type="string" office:string-value="Processing|Services137" calcext:value-type="string">
            <text:p>Processing|Services137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non-renewable wastes</text:p>
          </table:table-cell>
          <table:table-cell office:value-type="string" calcext:value-type="string">
            <text:p>Fos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138];&quot;|&quot;;[.E138];ROW([.B138]))" office:value-type="string" office:string-value="Processing|Services138" calcext:value-type="string">
            <text:p>Processing|Services138</text:p>
          </table:table-cell>
          <table:table-cell office:value-type="string" calcext:value-type="string">
            <text:p>Heat low-T</text:p>
          </table:table-cell>
          <table:table-cell office:value-type="string" calcext:value-type="string">
            <text:p>Residential &amp; other</text:p>
          </table:table-cell>
          <table:table-cell office:value-type="string" calcext:value-type="string">
            <text:p>non-renewable wastes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221.21248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139];&quot;|&quot;;[.E139];ROW([.B139]))" office:value-type="string" office:string-value="Processing|Services139" calcext:value-type="string">
            <text:p>Processing|Services139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sidential &amp; other</text:p>
          </table:table-cell>
          <table:table-cell office:value-type="string" calcext:value-type="string">
            <text:p>non-renewable wastes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884.84992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Back-outflows</text:p>
          </table:table-cell>
          <table:table-cell table:formula="of:=COM.MICROSOFT.CONCAT([.D140];&quot;|&quot;;[.E140];ROW([.B140]))" office:value-type="string" office:string-value="Services|Back-outflows140" calcext:value-type="string">
            <text:p>Services|Back-outflows140</text:p>
          </table:table-cell>
          <table:table-cell office:value-type="string" calcext:value-type="string">
            <text:p>Consumables</text:p>
          </table:table-cell>
          <table:table-cell office:value-type="string" calcext:value-type="string">
            <text:p>Recycled</text:p>
          </table:table-cell>
          <table:table-cell office:value-type="string" calcext:value-type="string">
            <text:p>non-renewable wastes</text:p>
          </table:table-cell>
          <table:table-cell office:value-type="string" calcext:value-type="string">
            <text:p>Fos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Back-outflows</text:p>
          </table:table-cell>
          <table:table-cell table:formula="of:=COM.MICROSOFT.CONCAT([.D141];&quot;|&quot;;[.E141];ROW([.B141]))" office:value-type="string" office:string-value="Processing|Back-outflows141" calcext:value-type="string">
            <text:p>Processing|Back-outflows141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Exports</text:p>
          </table:table-cell>
          <table:table-cell office:value-type="string" calcext:value-type="string">
            <text:p>non-renewable wastes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52.94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142];&quot;|&quot;;[.E142];ROW([.B142]))" office:value-type="string" office:string-value="Sourcing|Availability142" calcext:value-type="string">
            <text:p>Sourcing|Availability142</text:p>
          </table:table-cell>
          <table:table-cell office:value-type="string" calcext:value-type="string">
            <text:p>Imports</text:p>
          </table:table-cell>
          <table:table-cell office:value-type="string" calcext:value-type="string">
            <text:p>Net-available renewable non-bio</text:p>
          </table:table-cell>
          <table:table-cell office:value-type="string" calcext:value-type="string">
            <text:p>Nuclear heat</text:p>
          </table:table-cell>
          <table:table-cell office:value-type="string" calcext:value-type="string">
            <text:p>R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eepskyblue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143];&quot;|&quot;;[.E143];ROW([.B143]))" office:value-type="string" office:string-value="Sourcing|Availability143" calcext:value-type="string">
            <text:p>Sourcing|Availability143</text:p>
          </table:table-cell>
          <table:table-cell office:value-type="string" calcext:value-type="string">
            <text:p>Domestic extraction</text:p>
          </table:table-cell>
          <table:table-cell office:value-type="string" calcext:value-type="string">
            <text:p>Net-available renewable non-bio</text:p>
          </table:table-cell>
          <table:table-cell office:value-type="string" calcext:value-type="string">
            <text:p>Nuclear heat</text:p>
          </table:table-cell>
          <table:table-cell office:value-type="string" calcext:value-type="string">
            <text:p>REN</text:p>
          </table:table-cell>
          <table:table-cell office:value-type="string" calcext:value-type="string">
            <text:p>882.2656688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eepskyblue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144];&quot;|&quot;;[.E144];ROW([.B144]))" office:value-type="string" office:string-value="Sourcing|Availability144" calcext:value-type="string">
            <text:p>Sourcing|Availability144</text:p>
          </table:table-cell>
          <table:table-cell office:value-type="string" calcext:value-type="string">
            <text:p>Recycled</text:p>
          </table:table-cell>
          <table:table-cell office:value-type="string" calcext:value-type="string">
            <text:p>Net-available renewable non-bio</text:p>
          </table:table-cell>
          <table:table-cell office:value-type="string" calcext:value-type="string">
            <text:p>Nuclear heat</text:p>
          </table:table-cell>
          <table:table-cell office:value-type="string" calcext:value-type="string">
            <text:p>R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eepskyblue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145];&quot;|&quot;;[.E145];ROW([.B145]))" office:value-type="string" office:string-value="Availability|Processing145" calcext:value-type="string">
            <text:p>Availability|Processing145</text:p>
          </table:table-cell>
          <table:table-cell office:value-type="string" calcext:value-type="string">
            <text:p>Net-available renewable non-bio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Nuclear heat</text:p>
          </table:table-cell>
          <table:table-cell office:value-type="string" calcext:value-type="string">
            <text:p>REN</text:p>
          </table:table-cell>
          <table:table-cell office:value-type="string" calcext:value-type="string">
            <text:p>298.6988648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eepskyblue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146];&quot;|&quot;;[.E146];ROW([.B146]))" office:value-type="string" office:string-value="Availability|Processing146" calcext:value-type="string">
            <text:p>Availability|Processing146</text:p>
          </table:table-cell>
          <table:table-cell office:value-type="string" calcext:value-type="string">
            <text:p>Net-available renewable non-bio</text:p>
          </table:table-cell>
          <table:table-cell office:value-type="string" calcext:value-type="string">
            <text:p>Heat low-T</text:p>
          </table:table-cell>
          <table:table-cell office:value-type="string" calcext:value-type="string">
            <text:p>Nuclear heat</text:p>
          </table:table-cell>
          <table:table-cell office:value-type="string" calcext:value-type="string">
            <text:p>REN</text:p>
          </table:table-cell>
          <table:table-cell office:value-type="string" calcext:value-type="string">
            <text:p>0.4337204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eepskyblue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147];&quot;|&quot;;[.E147];ROW([.B147]))" office:value-type="string" office:string-value="Availability|Processing147" calcext:value-type="string">
            <text:p>Availability|Processing147</text:p>
          </table:table-cell>
          <table:table-cell office:value-type="string" calcext:value-type="string">
            <text:p>Net-available renewable non-bio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Nuclear heat</text:p>
          </table:table-cell>
          <table:table-cell office:value-type="string" calcext:value-type="string">
            <text:p>R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eepskyblue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148];&quot;|&quot;;[.E148];ROW([.B148]))" office:value-type="string" office:string-value="Availability|Processing148" calcext:value-type="string">
            <text:p>Availability|Processing148</text:p>
          </table:table-cell>
          <table:table-cell office:value-type="string" calcext:value-type="string">
            <text:p>Net-available renewable non-bio</text:p>
          </table:table-cell>
          <table:table-cell office:value-type="string" calcext:value-type="string">
            <text:p>Energy sector</text:p>
          </table:table-cell>
          <table:table-cell office:value-type="string" calcext:value-type="string">
            <text:p>Nuclear heat</text:p>
          </table:table-cell>
          <table:table-cell office:value-type="string" calcext:value-type="string">
            <text:p>R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eepskyblue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149];&quot;|&quot;;[.E149];ROW([.B149]))" office:value-type="string" office:string-value="Availability|Processing149" calcext:value-type="string">
            <text:p>Availability|Processing149</text:p>
          </table:table-cell>
          <table:table-cell office:value-type="string" calcext:value-type="string">
            <text:p>Net-available renewable non-bio</text:p>
          </table:table-cell>
          <table:table-cell office:value-type="string" calcext:value-type="string">
            <text:p>Industry energy</text:p>
          </table:table-cell>
          <table:table-cell office:value-type="string" calcext:value-type="string">
            <text:p>Nuclear heat</text:p>
          </table:table-cell>
          <table:table-cell office:value-type="string" calcext:value-type="string">
            <text:p>R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eepskyblue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150];&quot;|&quot;;[.E150];ROW([.B150]))" office:value-type="string" office:string-value="Processing|Services150" calcext:value-type="string">
            <text:p>Processing|Services150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Consumables</text:p>
          </table:table-cell>
          <table:table-cell office:value-type="string" calcext:value-type="string">
            <text:p>Nuclear heat</text:p>
          </table:table-cell>
          <table:table-cell office:value-type="string" calcext:value-type="string">
            <text:p>R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eepskyblue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151];&quot;|&quot;;[.E151];ROW([.B151]))" office:value-type="string" office:string-value="Processing|Services151" calcext:value-type="string">
            <text:p>Processing|Services151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Nuclear heat</text:p>
          </table:table-cell>
          <table:table-cell office:value-type="string" calcext:value-type="string">
            <text:p>R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eepskyblue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152];&quot;|&quot;;[.E152];ROW([.B152]))" office:value-type="string" office:string-value="Processing|Services152" calcext:value-type="string">
            <text:p>Processing|Services152</text:p>
          </table:table-cell>
          <table:table-cell office:value-type="string" calcext:value-type="string">
            <text:p>Heat low-T</text:p>
          </table:table-cell>
          <table:table-cell office:value-type="string" calcext:value-type="string">
            <text:p>Residential &amp; other</text:p>
          </table:table-cell>
          <table:table-cell office:value-type="string" calcext:value-type="string">
            <text:p>Nuclear heat</text:p>
          </table:table-cell>
          <table:table-cell office:value-type="string" calcext:value-type="string">
            <text:p>R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eepskyblue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153];&quot;|&quot;;[.E153];ROW([.B153]))" office:value-type="string" office:string-value="Processing|Services153" calcext:value-type="string">
            <text:p>Processing|Services153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sidential &amp; other</text:p>
          </table:table-cell>
          <table:table-cell office:value-type="string" calcext:value-type="string">
            <text:p>Nuclear heat</text:p>
          </table:table-cell>
          <table:table-cell office:value-type="string" calcext:value-type="string">
            <text:p>R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eepskyblue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Back-outflows</text:p>
          </table:table-cell>
          <table:table-cell table:formula="of:=COM.MICROSOFT.CONCAT([.D154];&quot;|&quot;;[.E154];ROW([.B154]))" office:value-type="string" office:string-value="Services|Back-outflows154" calcext:value-type="string">
            <text:p>Services|Back-outflows154</text:p>
          </table:table-cell>
          <table:table-cell office:value-type="string" calcext:value-type="string">
            <text:p>Consumables</text:p>
          </table:table-cell>
          <table:table-cell office:value-type="string" calcext:value-type="string">
            <text:p>Recycled</text:p>
          </table:table-cell>
          <table:table-cell office:value-type="string" calcext:value-type="string">
            <text:p>Nuclear heat</text:p>
          </table:table-cell>
          <table:table-cell office:value-type="string" calcext:value-type="string">
            <text:p>R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eepskyblue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Back-outflows</text:p>
          </table:table-cell>
          <table:table-cell table:formula="of:=COM.MICROSOFT.CONCAT([.D155];&quot;|&quot;;[.E155];ROW([.B155]))" office:value-type="string" office:string-value="Processing|Back-outflows155" calcext:value-type="string">
            <text:p>Processing|Back-outflows155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Exports</text:p>
          </table:table-cell>
          <table:table-cell office:value-type="string" calcext:value-type="string">
            <text:p>Nuclear heat</text:p>
          </table:table-cell>
          <table:table-cell office:value-type="string" calcext:value-type="string">
            <text:p>R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eepskyblue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156];&quot;|&quot;;[.E156];ROW([.B156]))" office:value-type="string" office:string-value="Processing|Services156" calcext:value-type="string">
            <text:p>Processing|Services156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Fossil oil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2956.7929370629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157];&quot;|&quot;;[.E157];ROW([.B157]))" office:value-type="string" office:string-value="Processing|Services157" calcext:value-type="string">
            <text:p>Processing|Services157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Building stock</text:p>
          </table:table-cell>
          <table:table-cell office:value-type="string" calcext:value-type="string">
            <text:p>Fossil sol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2977.62801358234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Back-outflows</text:p>
          </table:table-cell>
          <table:table-cell table:formula="of:=COM.MICROSOFT.CONCAT([.D158];&quot;|&quot;;[.E158];ROW([.B158]))" office:value-type="string" office:string-value="Services|Back-outflows158" calcext:value-type="string">
            <text:p>Services|Back-outflows158</text:p>
          </table:table-cell>
          <table:table-cell office:value-type="string" calcext:value-type="string">
            <text:p>Consumables</text:p>
          </table:table-cell>
          <table:table-cell office:value-type="string" calcext:value-type="string">
            <text:p>Recycled</text:p>
          </table:table-cell>
          <table:table-cell office:value-type="string" calcext:value-type="string">
            <text:p>non-renewable wastes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59665.9695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Back-outflows</text:p>
          </table:table-cell>
          <table:table-cell table:formula="of:=COM.MICROSOFT.CONCAT([.D159];&quot;|&quot;;[.E159];ROW([.B159]))" office:value-type="string" office:string-value="Services|Back-outflows159" calcext:value-type="string">
            <text:p>Services|Back-outflows159</text:p>
          </table:table-cell>
          <table:table-cell office:value-type="string" calcext:value-type="string">
            <text:p>Consumables</text:p>
          </table:table-cell>
          <table:table-cell office:value-type="string" calcext:value-type="string">
            <text:p>Recycled</text:p>
          </table:table-cell>
          <table:table-cell office:value-type="string" calcext:value-type="string">
            <text:p>Biogenic wastes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41688.0314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nrg_bal_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Back-outflows</text:p>
          </table:table-cell>
          <table:table-cell table:formula="of:=COM.MICROSOFT.CONCAT([.D160];&quot;|&quot;;[.E160];ROW([.B160]))" office:value-type="string" office:string-value="Processing|Back-outflows160" calcext:value-type="string">
            <text:p>Processing|Back-outflows160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Dispersed</text:p>
          </table:table-cell>
          <table:table-cell office:value-type="string" calcext:value-type="string">
            <text:p>non-renewable wastes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1559.46346</text:p>
          </table:table-cell>
          <table:table-cell office:value-type="string" calcext:value-type="string">
            <text:p>Mass_n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nrg_bal_c derive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161];&quot;|&quot;;[.E161];ROW([.B161]))" office:value-type="string" office:string-value="Sourcing|Availability161" calcext:value-type="string">
            <text:p>Sourcing|Availability161</text:p>
          </table:table-cell>
          <table:table-cell office:value-type="string" calcext:value-type="string">
            <text:p>Imports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Plant products</text:p>
          </table:table-cell>
          <table:table-cell office:value-type="string" calcext:value-type="string">
            <text:p>Agriculture biomass</text:p>
          </table:table-cell>
          <table:table-cell office:value-type="string" calcext:value-type="string">
            <text:p>13184.050056622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162];&quot;|&quot;;[.E162];ROW([.B162]))" office:value-type="string" office:string-value="Sourcing|Availability162" calcext:value-type="string">
            <text:p>Sourcing|Availability162</text:p>
          </table:table-cell>
          <table:table-cell office:value-type="string" calcext:value-type="string">
            <text:p>Imports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Processed products (biomass eq.)</text:p>
          </table:table-cell>
          <table:table-cell office:value-type="string" calcext:value-type="string">
            <text:p>Agriculture biomass</text:p>
          </table:table-cell>
          <table:table-cell office:value-type="string" calcext:value-type="string">
            <text:p>8376.89256028273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163];&quot;|&quot;;[.E163];ROW([.B163]))" office:value-type="string" office:string-value="Sourcing|Availability163" calcext:value-type="string">
            <text:p>Sourcing|Availability163</text:p>
          </table:table-cell>
          <table:table-cell office:value-type="string" calcext:value-type="string">
            <text:p>Imports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Animal products (feed eq.)</text:p>
          </table:table-cell>
          <table:table-cell office:value-type="string" calcext:value-type="string">
            <text:p>Agriculture bioma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164];&quot;|&quot;;[.E164];ROW([.B164]))" office:value-type="string" office:string-value="Sourcing|Availability164" calcext:value-type="string">
            <text:p>Sourcing|Availability164</text:p>
          </table:table-cell>
          <table:table-cell office:value-type="string" calcext:value-type="string">
            <text:p>Imports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Plant-based food</text:p>
          </table:table-cell>
          <table:table-cell office:value-type="string" calcext:value-type="string">
            <text:p>Agriculture biomass</text:p>
          </table:table-cell>
          <table:table-cell office:value-type="string" calcext:value-type="string">
            <text:p>29028.3397332225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Back-outflows</text:p>
          </table:table-cell>
          <table:table-cell table:formula="of:=COM.MICROSOFT.CONCAT([.D165];&quot;|&quot;;[.E165];ROW([.B165]))" office:value-type="string" office:string-value="Availability|Back-outflows165" calcext:value-type="string">
            <text:p>Availability|Back-outflows165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Exports</text:p>
          </table:table-cell>
          <table:table-cell office:value-type="string" calcext:value-type="string">
            <text:p>Plant products</text:p>
          </table:table-cell>
          <table:table-cell office:value-type="string" calcext:value-type="string">
            <text:p>Agriculture bioma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166];&quot;|&quot;;[.E166];ROW([.B166]))" office:value-type="string" office:string-value="Availability|Processing166" calcext:value-type="string">
            <text:p>Availability|Processing166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Refinery &amp; Material processing</text:p>
          </table:table-cell>
          <table:table-cell table:number-columns-repeated="2" office:value-type="string" calcext:value-type="string">
            <text:p>Agriculture biomass</text:p>
          </table:table-cell>
          <table:table-cell office:value-type="string" calcext:value-type="string">
            <text:p>1111.248028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Back-outflows</text:p>
          </table:table-cell>
          <table:table-cell table:formula="of:=COM.MICROSOFT.CONCAT([.D167];&quot;|&quot;;[.E167];ROW([.B167]))" office:value-type="string" office:string-value="Services|Back-outflows167" calcext:value-type="string">
            <text:p>Services|Back-outflows167</text:p>
          </table:table-cell>
          <table:table-cell office:value-type="string" calcext:value-type="string">
            <text:p>Long-life products</text:p>
          </table:table-cell>
          <table:table-cell office:value-type="string" calcext:value-type="string">
            <text:p>Exports</text:p>
          </table:table-cell>
          <table:table-cell office:value-type="string" calcext:value-type="string">
            <text:p>Processed products (biomass eq.)</text:p>
          </table:table-cell>
          <table:table-cell office:value-type="string" calcext:value-type="string">
            <text:p>Agriculture bioma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168];&quot;|&quot;;[.E168];ROW([.B168]))" office:value-type="string" office:string-value="Availability|Processing168" calcext:value-type="string">
            <text:p>Availability|Processing168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Food industry</text:p>
          </table:table-cell>
          <table:table-cell office:value-type="string" calcext:value-type="string">
            <text:p>Fishmeal &amp; oil for feed</text:p>
          </table:table-cell>
          <table:table-cell office:value-type="string" calcext:value-type="string">
            <text:p>Agriculture biomass</text:p>
          </table:table-cell>
          <table:table-cell office:value-type="float" office:value="0.0000001" calcext:value-type="float">
            <text:p>1E-07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169];&quot;|&quot;;[.E169];ROW([.B169]))" office:value-type="string" office:string-value="Availability|Processing169" calcext:value-type="string">
            <text:p>Availability|Processing169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Food industry</text:p>
          </table:table-cell>
          <table:table-cell table:number-columns-repeated="2" office:value-type="string" calcext:value-type="string">
            <text:p>Agriculture biomass</text:p>
          </table:table-cell>
          <table:table-cell office:value-type="string" calcext:value-type="string">
            <text:p>584800.216640718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170];&quot;|&quot;;[.E170];ROW([.B170]))" office:value-type="string" office:string-value="Availability|Processing170" calcext:value-type="string">
            <text:p>Availability|Processing170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Food industry</text:p>
          </table:table-cell>
          <table:table-cell table:number-columns-repeated="2" office:value-type="string" calcext:value-type="string">
            <text:p>Agriculture biomass</text:p>
          </table:table-cell>
          <table:table-cell office:value-type="string" calcext:value-type="string">
            <text:p>106930.327676198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Back-outflows</text:p>
          </table:table-cell>
          <table:table-cell table:formula="of:=COM.MICROSOFT.CONCAT([.D171];&quot;|&quot;;[.E171];ROW([.B171]))" office:value-type="string" office:string-value="Processing|Back-outflows171" calcext:value-type="string">
            <text:p>Processing|Back-outflows171</text:p>
          </table:table-cell>
          <table:table-cell office:value-type="string" calcext:value-type="string">
            <text:p>Food industry</text:p>
          </table:table-cell>
          <table:table-cell office:value-type="string" calcext:value-type="string">
            <text:p>Exports</text:p>
          </table:table-cell>
          <table:table-cell office:value-type="string" calcext:value-type="string">
            <text:p>Animal products (feed eq.)</text:p>
          </table:table-cell>
          <table:table-cell office:value-type="string" calcext:value-type="string">
            <text:p>Agriculture biomass</text:p>
          </table:table-cell>
          <table:table-cell office:value-type="string" calcext:value-type="string">
            <text:p>22350.9309216042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Back-outflows</text:p>
          </table:table-cell>
          <table:table-cell table:formula="of:=COM.MICROSOFT.CONCAT([.D172];&quot;|&quot;;[.E172];ROW([.B172]))" office:value-type="string" office:string-value="Processing|Back-outflows172" calcext:value-type="string">
            <text:p>Processing|Back-outflows172</text:p>
          </table:table-cell>
          <table:table-cell office:value-type="string" calcext:value-type="string">
            <text:p>Food industry</text:p>
          </table:table-cell>
          <table:table-cell office:value-type="string" calcext:value-type="string">
            <text:p>Exports</text:p>
          </table:table-cell>
          <table:table-cell office:value-type="string" calcext:value-type="string">
            <text:p>Plant-based food</text:p>
          </table:table-cell>
          <table:table-cell office:value-type="string" calcext:value-type="string">
            <text:p>Agriculture bioma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173];&quot;|&quot;;[.E173];ROW([.B173]))" office:value-type="string" office:string-value="Sourcing|Availability173" calcext:value-type="string">
            <text:p>Sourcing|Availability173</text:p>
          </table:table-cell>
          <table:table-cell office:value-type="string" calcext:value-type="string">
            <text:p>Imports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Fish &amp; seafood</text:p>
          </table:table-cell>
          <table:table-cell office:value-type="string" calcext:value-type="string">
            <text:p>Fisheries biomass</text:p>
          </table:table-cell>
          <table:table-cell office:value-type="string" calcext:value-type="string">
            <text:p>1534.5720575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174];&quot;|&quot;;[.E174];ROW([.B174]))" office:value-type="string" office:string-value="Sourcing|Availability174" calcext:value-type="string">
            <text:p>Sourcing|Availability174</text:p>
          </table:table-cell>
          <table:table-cell office:value-type="string" calcext:value-type="string">
            <text:p>Imports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Fishmeal &amp; oil</text:p>
          </table:table-cell>
          <table:table-cell office:value-type="string" calcext:value-type="string">
            <text:p>Fisheries biomass</text:p>
          </table:table-cell>
          <table:table-cell office:value-type="string" calcext:value-type="string">
            <text:p>174.942207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175];&quot;|&quot;;[.E175];ROW([.B175]))" office:value-type="string" office:string-value="Sourcing|Availability175" calcext:value-type="string">
            <text:p>Sourcing|Availability175</text:p>
          </table:table-cell>
          <table:table-cell office:value-type="string" calcext:value-type="string">
            <text:p>Domestic extraction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Capture fisheries</text:p>
          </table:table-cell>
          <table:table-cell office:value-type="string" calcext:value-type="string">
            <text:p>Fisheries biomass</text:p>
          </table:table-cell>
          <table:table-cell office:value-type="string" calcext:value-type="string">
            <text:p>1288.1944025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176];&quot;|&quot;;[.E176];ROW([.B176]))" office:value-type="string" office:string-value="Sourcing|Availability176" calcext:value-type="string">
            <text:p>Sourcing|Availability176</text:p>
          </table:table-cell>
          <table:table-cell office:value-type="string" calcext:value-type="string">
            <text:p>Domestic extraction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Aquaculture</text:p>
          </table:table-cell>
          <table:table-cell office:value-type="string" calcext:value-type="string">
            <text:p>Fisheries biomass</text:p>
          </table:table-cell>
          <table:table-cell office:value-type="string" calcext:value-type="string">
            <text:p>314.2885575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177];&quot;|&quot;;[.E177];ROW([.B177]))" office:value-type="string" office:string-value="Availability|Processing177" calcext:value-type="string">
            <text:p>Availability|Processing177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Food industry</text:p>
          </table:table-cell>
          <table:table-cell office:value-type="string" calcext:value-type="string">
            <text:p>Fishmeal &amp; oil</text:p>
          </table:table-cell>
          <table:table-cell office:value-type="string" calcext:value-type="string">
            <text:p>Fisheries biomass</text:p>
          </table:table-cell>
          <table:table-cell office:value-type="string" calcext:value-type="string">
            <text:p>930.289706093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178];&quot;|&quot;;[.E178];ROW([.B178]))" office:value-type="string" office:string-value="Availability|Processing178" calcext:value-type="string">
            <text:p>Availability|Processing178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Food industry</text:p>
          </table:table-cell>
          <table:table-cell office:value-type="string" calcext:value-type="string">
            <text:p>Aquatic-based food</text:p>
          </table:table-cell>
          <table:table-cell office:value-type="string" calcext:value-type="string">
            <text:p>Fisheries biomass</text:p>
          </table:table-cell>
          <table:table-cell office:value-type="string" calcext:value-type="string">
            <text:p>2915.7905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179];&quot;|&quot;;[.E179];ROW([.B179]))" office:value-type="string" office:string-value="Availability|Processing179" calcext:value-type="string">
            <text:p>Availability|Processing179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Food industry</text:p>
          </table:table-cell>
          <table:table-cell office:value-type="string" calcext:value-type="string">
            <text:p>Fishmeal &amp; oil</text:p>
          </table:table-cell>
          <table:table-cell office:value-type="string" calcext:value-type="string">
            <text:p>Fisheries biomass</text:p>
          </table:table-cell>
          <table:table-cell office:value-type="string" calcext:value-type="string">
            <text:p>740.12077549564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Back-outflows</text:p>
          </table:table-cell>
          <table:table-cell table:formula="of:=COM.MICROSOFT.CONCAT([.D180];&quot;|&quot;;[.E180];ROW([.B180]))" office:value-type="string" office:string-value="Availability|Back-outflows180" calcext:value-type="string">
            <text:p>Availability|Back-outflows180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Exports</text:p>
          </table:table-cell>
          <table:table-cell office:value-type="string" calcext:value-type="string">
            <text:p>Fish &amp; seafood</text:p>
          </table:table-cell>
          <table:table-cell office:value-type="string" calcext:value-type="string">
            <text:p>Fisheries bioma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Back-outflows</text:p>
          </table:table-cell>
          <table:table-cell table:formula="of:=COM.MICROSOFT.CONCAT([.D181];&quot;|&quot;;[.E181];ROW([.B181]))" office:value-type="string" office:string-value="Processing|Back-outflows181" calcext:value-type="string">
            <text:p>Processing|Back-outflows181</text:p>
          </table:table-cell>
          <table:table-cell office:value-type="string" calcext:value-type="string">
            <text:p>Food industry</text:p>
          </table:table-cell>
          <table:table-cell office:value-type="string" calcext:value-type="string">
            <text:p>Exports</text:p>
          </table:table-cell>
          <table:table-cell office:value-type="string" calcext:value-type="string">
            <text:p>Fishmeal &amp; oil</text:p>
          </table:table-cell>
          <table:table-cell office:value-type="string" calcext:value-type="string">
            <text:p>Fisheries bioma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182];&quot;|&quot;;[.E182];ROW([.B182]))" office:value-type="string" office:string-value="Availability|Processing182" calcext:value-type="string">
            <text:p>Availability|Processing182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Food industry</text:p>
          </table:table-cell>
          <table:table-cell office:value-type="string" calcext:value-type="string">
            <text:p>Fishmeal &amp; oil</text:p>
          </table:table-cell>
          <table:table-cell office:value-type="string" calcext:value-type="string">
            <text:p>Fisheries biomass</text:p>
          </table:table-cell>
          <table:table-cell office:value-type="string" calcext:value-type="string">
            <text:p>190.16893059736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183];&quot;|&quot;;[.E183];ROW([.B183]))" office:value-type="string" office:string-value="Sourcing|Availability183" calcext:value-type="string">
            <text:p>Sourcing|Availability183</text:p>
          </table:table-cell>
          <table:table-cell office:value-type="string" calcext:value-type="string">
            <text:p>Domestic extraction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Post-consumer wood</text:p>
          </table:table-cell>
          <table:table-cell office:value-type="string" calcext:value-type="string">
            <text:p>Forestry biomass</text:p>
          </table:table-cell>
          <table:table-cell office:value-type="string" calcext:value-type="string">
            <text:p>6723.503437522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184];&quot;|&quot;;[.E184];ROW([.B184]))" office:value-type="string" office:string-value="Sourcing|Availability184" calcext:value-type="string">
            <text:p>Sourcing|Availability184</text:p>
          </table:table-cell>
          <table:table-cell office:value-type="string" calcext:value-type="string">
            <text:p>Domestic extraction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By- &amp; co-products (incl. wood pellets)</text:p>
          </table:table-cell>
          <table:table-cell office:value-type="string" calcext:value-type="string">
            <text:p>Forestry biomass</text:p>
          </table:table-cell>
          <table:table-cell office:value-type="string" calcext:value-type="string">
            <text:p>-11663.7323425316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185];&quot;|&quot;;[.E185];ROW([.B185]))" office:value-type="string" office:string-value="Sourcing|Availability185" calcext:value-type="string">
            <text:p>Sourcing|Availability185</text:p>
          </table:table-cell>
          <table:table-cell office:value-type="string" calcext:value-type="string">
            <text:p>Domestic extraction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Primary woody biomass</text:p>
          </table:table-cell>
          <table:table-cell office:value-type="string" calcext:value-type="string">
            <text:p>Forestry biomass</text:p>
          </table:table-cell>
          <table:table-cell office:value-type="string" calcext:value-type="string">
            <text:p>240513.236245198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186];&quot;|&quot;;[.E186];ROW([.B186]))" office:value-type="string" office:string-value="Sourcing|Availability186" calcext:value-type="string">
            <text:p>Sourcing|Availability186</text:p>
          </table:table-cell>
          <table:table-cell office:value-type="string" calcext:value-type="string">
            <text:p>Imports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By- &amp; co-products (incl. wood pellets)</text:p>
          </table:table-cell>
          <table:table-cell office:value-type="string" calcext:value-type="string">
            <text:p>Forestry biomass</text:p>
          </table:table-cell>
          <table:table-cell office:value-type="string" calcext:value-type="string">
            <text:p>10073.4875646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187];&quot;|&quot;;[.E187];ROW([.B187]))" office:value-type="string" office:string-value="Sourcing|Availability187" calcext:value-type="string">
            <text:p>Sourcing|Availability187</text:p>
          </table:table-cell>
          <table:table-cell office:value-type="string" calcext:value-type="string">
            <text:p>Imports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Primary woody biomass</text:p>
          </table:table-cell>
          <table:table-cell office:value-type="string" calcext:value-type="string">
            <text:p>Forestry biomass</text:p>
          </table:table-cell>
          <table:table-cell office:value-type="string" calcext:value-type="string">
            <text:p>8201.49838636364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Back-outflows</text:p>
          </table:table-cell>
          <table:table-cell table:formula="of:=COM.MICROSOFT.CONCAT([.D188];&quot;|&quot;;[.E188];ROW([.B188]))" office:value-type="string" office:string-value="Availability|Back-outflows188" calcext:value-type="string">
            <text:p>Availability|Back-outflows188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Exports</text:p>
          </table:table-cell>
          <table:table-cell office:value-type="string" calcext:value-type="string">
            <text:p>Primary woody biomass</text:p>
          </table:table-cell>
          <table:table-cell office:value-type="string" calcext:value-type="string">
            <text:p>Forestry bioma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Back-outflows</text:p>
          </table:table-cell>
          <table:table-cell table:formula="of:=COM.MICROSOFT.CONCAT([.D189];&quot;|&quot;;[.E189];ROW([.B189]))" office:value-type="string" office:string-value="Availability|Back-outflows189" calcext:value-type="string">
            <text:p>Availability|Back-outflows189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Exports</text:p>
          </table:table-cell>
          <table:table-cell office:value-type="string" calcext:value-type="string">
            <text:p>By- &amp; co-products (incl. wood pellets)</text:p>
          </table:table-cell>
          <table:table-cell office:value-type="string" calcext:value-type="string">
            <text:p>Forestry bioma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Back-outflows</text:p>
          </table:table-cell>
          <table:table-cell table:formula="of:=COM.MICROSOFT.CONCAT([.D190];&quot;|&quot;;[.E190];ROW([.B190]))" office:value-type="string" office:string-value="Services|Back-outflows190" calcext:value-type="string">
            <text:p>Services|Back-outflows190</text:p>
          </table:table-cell>
          <table:table-cell office:value-type="string" calcext:value-type="string">
            <text:p>Consumables</text:p>
          </table:table-cell>
          <table:table-cell office:value-type="string" calcext:value-type="string">
            <text:p>Exports</text:p>
          </table:table-cell>
          <table:table-cell office:value-type="string" calcext:value-type="string">
            <text:p>Wood pulp</text:p>
          </table:table-cell>
          <table:table-cell office:value-type="string" calcext:value-type="string">
            <text:p>Forestry bioma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Back-outflows</text:p>
          </table:table-cell>
          <table:table-cell table:formula="of:=COM.MICROSOFT.CONCAT([.D191];&quot;|&quot;;[.E191];ROW([.B191]))" office:value-type="string" office:string-value="Services|Back-outflows191" calcext:value-type="string">
            <text:p>Services|Back-outflows191</text:p>
          </table:table-cell>
          <table:table-cell office:value-type="string" calcext:value-type="string">
            <text:p>Long-life products</text:p>
          </table:table-cell>
          <table:table-cell office:value-type="string" calcext:value-type="string">
            <text:p>Exports</text:p>
          </table:table-cell>
          <table:table-cell office:value-type="string" calcext:value-type="string">
            <text:p>Solid wood products</text:p>
          </table:table-cell>
          <table:table-cell office:value-type="string" calcext:value-type="string">
            <text:p>Forestry biomass</text:p>
          </table:table-cell>
          <table:table-cell office:value-type="string" calcext:value-type="string">
            <text:p>9438.94276110001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192];&quot;|&quot;;[.E192];ROW([.B192]))" office:value-type="string" office:string-value="Sourcing|Availability192" calcext:value-type="string">
            <text:p>Sourcing|Availability192</text:p>
          </table:table-cell>
          <table:table-cell office:value-type="string" calcext:value-type="string">
            <text:p>Imports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Wood pulp</text:p>
          </table:table-cell>
          <table:table-cell office:value-type="string" calcext:value-type="string">
            <text:p>Forestry biomass</text:p>
          </table:table-cell>
          <table:table-cell office:value-type="string" calcext:value-type="string">
            <text:p>5632.081812233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193];&quot;|&quot;;[.E193];ROW([.B193]))" office:value-type="string" office:string-value="Availability|Processing193" calcext:value-type="string">
            <text:p>Availability|Processing193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By- &amp; co-products (incl. wood pellets)</text:p>
          </table:table-cell>
          <table:table-cell office:value-type="string" calcext:value-type="string">
            <text:p>Forestry biomass</text:p>
          </table:table-cell>
          <table:table-cell office:value-type="string" calcext:value-type="string">
            <text:p>16870.7608343888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194];&quot;|&quot;;[.E194];ROW([.B194]))" office:value-type="string" office:string-value="Availability|Processing194" calcext:value-type="string">
            <text:p>Availability|Processing194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Primary woody biomass</text:p>
          </table:table-cell>
          <table:table-cell office:value-type="string" calcext:value-type="string">
            <text:p>Forestry biomass</text:p>
          </table:table-cell>
          <table:table-cell office:value-type="string" calcext:value-type="string">
            <text:p>55965.2522514817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195];&quot;|&quot;;[.E195];ROW([.B195]))" office:value-type="string" office:string-value="Sourcing|Availability195" calcext:value-type="string">
            <text:p>Sourcing|Availability195</text:p>
          </table:table-cell>
          <table:table-cell office:value-type="string" calcext:value-type="string">
            <text:p>Imports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Solid wood products</text:p>
          </table:table-cell>
          <table:table-cell office:value-type="string" calcext:value-type="string">
            <text:p>Forestry bioma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Services</text:p>
          </table:table-cell>
          <table:table-cell table:formula="of:=COM.MICROSOFT.CONCAT([.D196];&quot;|&quot;;[.E196];ROW([.B196]))" office:value-type="string" office:string-value="Availability|Services196" calcext:value-type="string">
            <text:p>Availability|Services196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Long-life products</text:p>
          </table:table-cell>
          <table:table-cell office:value-type="string" calcext:value-type="string">
            <text:p>By- &amp; co-products (incl. wood pellets)</text:p>
          </table:table-cell>
          <table:table-cell office:value-type="string" calcext:value-type="string">
            <text:p>Forestry biomass</text:p>
          </table:table-cell>
          <table:table-cell office:value-type="string" calcext:value-type="string">
            <text:p>14463.379337976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Services</text:p>
          </table:table-cell>
          <table:table-cell table:formula="of:=COM.MICROSOFT.CONCAT([.D197];&quot;|&quot;;[.E197];ROW([.B197]))" office:value-type="string" office:string-value="Availability|Services197" calcext:value-type="string">
            <text:p>Availability|Services197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Long-life products</text:p>
          </table:table-cell>
          <table:table-cell office:value-type="string" calcext:value-type="string">
            <text:p>Primary woody biomass</text:p>
          </table:table-cell>
          <table:table-cell office:value-type="string" calcext:value-type="string">
            <text:p>Forestry biomass</text:p>
          </table:table-cell>
          <table:table-cell office:value-type="string" calcext:value-type="string">
            <text:p>118924.338132005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Services</text:p>
          </table:table-cell>
          <table:table-cell table:formula="of:=COM.MICROSOFT.CONCAT([.D198];&quot;|&quot;;[.E198];ROW([.B198]))" office:value-type="string" office:string-value="Availability|Services198" calcext:value-type="string">
            <text:p>Availability|Services198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Long-life products</text:p>
          </table:table-cell>
          <table:table-cell office:value-type="string" calcext:value-type="string">
            <text:p>Post-consumer wood</text:p>
          </table:table-cell>
          <table:table-cell office:value-type="string" calcext:value-type="string">
            <text:p>Forestry biomass</text:p>
          </table:table-cell>
          <table:table-cell office:value-type="string" calcext:value-type="string">
            <text:p>6723.503437522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199];&quot;|&quot;;[.E199];ROW([.B199]))" office:value-type="string" office:string-value="Sourcing|Availability199" calcext:value-type="string">
            <text:p>Sourcing|Availability199</text:p>
          </table:table-cell>
          <table:table-cell office:value-type="string" calcext:value-type="string">
            <text:p>Domestic extraction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Unknown origin (Losses)</text:p>
          </table:table-cell>
          <table:table-cell office:value-type="string" calcext:value-type="string">
            <text:p>Fisheries biomass</text:p>
          </table:table-cell>
          <table:table-cell office:value-type="string" calcext:value-type="string">
            <text:p>534.082981593001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200];&quot;|&quot;;[.E200];ROW([.B200]))" office:value-type="string" office:string-value="Sourcing|Availability200" calcext:value-type="string">
            <text:p>Sourcing|Availability200</text:p>
          </table:table-cell>
          <table:table-cell office:value-type="string" calcext:value-type="string">
            <text:p>Domestic extraction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Agriculture biomass</text:p>
          </table:table-cell>
          <table:table-cell office:value-type="string" calcext:value-type="string">
            <text:p>267606.433538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201];&quot;|&quot;;[.E201];ROW([.B201]))" office:value-type="string" office:string-value="Sourcing|Availability201" calcext:value-type="string">
            <text:p>Sourcing|Availability201</text:p>
          </table:table-cell>
          <table:table-cell office:value-type="string" calcext:value-type="string">
            <text:p>Domestic extraction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Root crops</text:p>
          </table:table-cell>
          <table:table-cell office:value-type="string" calcext:value-type="string">
            <text:p>Agriculture biomass</text:p>
          </table:table-cell>
          <table:table-cell office:value-type="string" calcext:value-type="string">
            <text:p>47812.419637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202];&quot;|&quot;;[.E202];ROW([.B202]))" office:value-type="string" office:string-value="Sourcing|Availability202" calcext:value-type="string">
            <text:p>Sourcing|Availability202</text:p>
          </table:table-cell>
          <table:table-cell office:value-type="string" calcext:value-type="string">
            <text:p>Domestic extraction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Oil crops</text:p>
          </table:table-cell>
          <table:table-cell office:value-type="string" calcext:value-type="string">
            <text:p>Agriculture biomass</text:p>
          </table:table-cell>
          <table:table-cell office:value-type="string" calcext:value-type="string">
            <text:p>63702.507458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203];&quot;|&quot;;[.E203];ROW([.B203]))" office:value-type="string" office:string-value="Sourcing|Availability203" calcext:value-type="string">
            <text:p>Sourcing|Availability203</text:p>
          </table:table-cell>
          <table:table-cell office:value-type="string" calcext:value-type="string">
            <text:p>Domestic extraction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Fruits</text:p>
          </table:table-cell>
          <table:table-cell office:value-type="string" calcext:value-type="string">
            <text:p>Agriculture biomass</text:p>
          </table:table-cell>
          <table:table-cell office:value-type="string" calcext:value-type="string">
            <text:p>10779.485222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204];&quot;|&quot;;[.E204];ROW([.B204]))" office:value-type="string" office:string-value="Sourcing|Availability204" calcext:value-type="string">
            <text:p>Sourcing|Availability204</text:p>
          </table:table-cell>
          <table:table-cell office:value-type="string" calcext:value-type="string">
            <text:p>Domestic extraction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Olive trees</text:p>
          </table:table-cell>
          <table:table-cell office:value-type="string" calcext:value-type="string">
            <text:p>Agriculture biomass</text:p>
          </table:table-cell>
          <table:table-cell office:value-type="string" calcext:value-type="string">
            <text:p>9248.604032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205];&quot;|&quot;;[.E205];ROW([.B205]))" office:value-type="string" office:string-value="Sourcing|Availability205" calcext:value-type="string">
            <text:p>Sourcing|Availability205</text:p>
          </table:table-cell>
          <table:table-cell office:value-type="string" calcext:value-type="string">
            <text:p>Domestic extraction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Other industrial crops</text:p>
          </table:table-cell>
          <table:table-cell office:value-type="string" calcext:value-type="string">
            <text:p>Agriculture biomass</text:p>
          </table:table-cell>
          <table:table-cell office:value-type="string" calcext:value-type="string">
            <text:p>469.922904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206];&quot;|&quot;;[.E206];ROW([.B206]))" office:value-type="string" office:string-value="Sourcing|Availability206" calcext:value-type="string">
            <text:p>Sourcing|Availability206</text:p>
          </table:table-cell>
          <table:table-cell office:value-type="string" calcext:value-type="string">
            <text:p>Domestic extraction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Fodder crops</text:p>
          </table:table-cell>
          <table:table-cell office:value-type="string" calcext:value-type="string">
            <text:p>Agriculture biomass</text:p>
          </table:table-cell>
          <table:table-cell office:value-type="string" calcext:value-type="string">
            <text:p>155834.952675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207];&quot;|&quot;;[.E207];ROW([.B207]))" office:value-type="string" office:string-value="Sourcing|Availability207" calcext:value-type="string">
            <text:p>Sourcing|Availability207</text:p>
          </table:table-cell>
          <table:table-cell office:value-type="string" calcext:value-type="string">
            <text:p>Domestic extraction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Agriculture biomass</text:p>
          </table:table-cell>
          <table:table-cell office:value-type="string" calcext:value-type="string">
            <text:p>6478.72690600001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208];&quot;|&quot;;[.E208];ROW([.B208]))" office:value-type="string" office:string-value="Sourcing|Availability208" calcext:value-type="string">
            <text:p>Sourcing|Availability208</text:p>
          </table:table-cell>
          <table:table-cell office:value-type="string" calcext:value-type="string">
            <text:p>Domestic extraction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Pulses &amp; protein crops</text:p>
          </table:table-cell>
          <table:table-cell office:value-type="string" calcext:value-type="string">
            <text:p>Agriculture biomass</text:p>
          </table:table-cell>
          <table:table-cell office:value-type="string" calcext:value-type="string">
            <text:p>5261.088962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209];&quot;|&quot;;[.E209];ROW([.B209]))" office:value-type="string" office:string-value="Sourcing|Availability209" calcext:value-type="string">
            <text:p>Sourcing|Availability209</text:p>
          </table:table-cell>
          <table:table-cell office:value-type="string" calcext:value-type="string">
            <text:p>Domestic extraction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Fibre Crops</text:p>
          </table:table-cell>
          <table:table-cell office:value-type="string" calcext:value-type="string">
            <text:p>Agriculture biomass</text:p>
          </table:table-cell>
          <table:table-cell office:value-type="string" calcext:value-type="string">
            <text:p>1111.248011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210];&quot;|&quot;;[.E210];ROW([.B210]))" office:value-type="string" office:string-value="Sourcing|Availability210" calcext:value-type="string">
            <text:p>Sourcing|Availability210</text:p>
          </table:table-cell>
          <table:table-cell office:value-type="string" calcext:value-type="string">
            <text:p>Domestic extraction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Agriculture biomass</text:p>
          </table:table-cell>
          <table:table-cell office:value-type="string" calcext:value-type="string">
            <text:p>83439.3988210001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211];&quot;|&quot;;[.E211];ROW([.B211]))" office:value-type="string" office:string-value="Sourcing|Availability211" calcext:value-type="string">
            <text:p>Sourcing|Availability211</text:p>
          </table:table-cell>
          <table:table-cell office:value-type="string" calcext:value-type="string">
            <text:p>Domestic extraction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Root crops</text:p>
          </table:table-cell>
          <table:table-cell office:value-type="string" calcext:value-type="string">
            <text:p>Agriculture biomass</text:p>
          </table:table-cell>
          <table:table-cell office:value-type="string" calcext:value-type="string">
            <text:p>4936.574886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212];&quot;|&quot;;[.E212];ROW([.B212]))" office:value-type="string" office:string-value="Sourcing|Availability212" calcext:value-type="string">
            <text:p>Sourcing|Availability212</text:p>
          </table:table-cell>
          <table:table-cell office:value-type="string" calcext:value-type="string">
            <text:p>Domestic extraction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Oil crops</text:p>
          </table:table-cell>
          <table:table-cell office:value-type="string" calcext:value-type="string">
            <text:p>Agriculture biomass</text:p>
          </table:table-cell>
          <table:table-cell office:value-type="string" calcext:value-type="string">
            <text:p>16995.5748016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213];&quot;|&quot;;[.E213];ROW([.B213]))" office:value-type="string" office:string-value="Sourcing|Availability213" calcext:value-type="string">
            <text:p>Sourcing|Availability213</text:p>
          </table:table-cell>
          <table:table-cell office:value-type="string" calcext:value-type="string">
            <text:p>Domestic extraction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Fruits</text:p>
          </table:table-cell>
          <table:table-cell office:value-type="string" calcext:value-type="string">
            <text:p>Agriculture biomass</text:p>
          </table:table-cell>
          <table:table-cell office:value-type="string" calcext:value-type="string">
            <text:p>433.8210447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214];&quot;|&quot;;[.E214];ROW([.B214]))" office:value-type="string" office:string-value="Sourcing|Availability214" calcext:value-type="string">
            <text:p>Sourcing|Availability214</text:p>
          </table:table-cell>
          <table:table-cell office:value-type="string" calcext:value-type="string">
            <text:p>Domestic extraction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Olive trees</text:p>
          </table:table-cell>
          <table:table-cell office:value-type="string" calcext:value-type="string">
            <text:p>Agriculture biomass</text:p>
          </table:table-cell>
          <table:table-cell office:value-type="string" calcext:value-type="string">
            <text:p>1785.3251808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215];&quot;|&quot;;[.E215];ROW([.B215]))" office:value-type="string" office:string-value="Sourcing|Availability215" calcext:value-type="string">
            <text:p>Sourcing|Availability215</text:p>
          </table:table-cell>
          <table:table-cell office:value-type="string" calcext:value-type="string">
            <text:p>Domestic extraction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Other industrial crops</text:p>
          </table:table-cell>
          <table:table-cell office:value-type="string" calcext:value-type="string">
            <text:p>Agriculture biomass</text:p>
          </table:table-cell>
          <table:table-cell office:value-type="string" calcext:value-type="string">
            <text:p>17.8317724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216];&quot;|&quot;;[.E216];ROW([.B216]))" office:value-type="string" office:string-value="Sourcing|Availability216" calcext:value-type="string">
            <text:p>Sourcing|Availability216</text:p>
          </table:table-cell>
          <table:table-cell office:value-type="string" calcext:value-type="string">
            <text:p>Domestic extraction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Fodder crops</text:p>
          </table:table-cell>
          <table:table-cell office:value-type="string" calcext:value-type="string">
            <text:p>Agriculture bioma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217];&quot;|&quot;;[.E217];ROW([.B217]))" office:value-type="string" office:string-value="Sourcing|Availability217" calcext:value-type="string">
            <text:p>Sourcing|Availability217</text:p>
          </table:table-cell>
          <table:table-cell office:value-type="string" calcext:value-type="string">
            <text:p>Domestic extraction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Agriculture bioma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218];&quot;|&quot;;[.E218];ROW([.B218]))" office:value-type="string" office:string-value="Sourcing|Availability218" calcext:value-type="string">
            <text:p>Sourcing|Availability218</text:p>
          </table:table-cell>
          <table:table-cell office:value-type="string" calcext:value-type="string">
            <text:p>Domestic extraction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Pulses &amp; protein crops</text:p>
          </table:table-cell>
          <table:table-cell office:value-type="string" calcext:value-type="string">
            <text:p>Agriculture bioma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219];&quot;|&quot;;[.E219];ROW([.B219]))" office:value-type="string" office:string-value="Sourcing|Availability219" calcext:value-type="string">
            <text:p>Sourcing|Availability219</text:p>
          </table:table-cell>
          <table:table-cell office:value-type="string" calcext:value-type="string">
            <text:p>Domestic extraction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Fibre Crops</text:p>
          </table:table-cell>
          <table:table-cell office:value-type="string" calcext:value-type="string">
            <text:p>Agriculture bioma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220];&quot;|&quot;;[.E220];ROW([.B220]))" office:value-type="string" office:string-value="Sourcing|Availability220" calcext:value-type="string">
            <text:p>Sourcing|Availability220</text:p>
          </table:table-cell>
          <table:table-cell office:value-type="string" calcext:value-type="string">
            <text:p>Domestic extraction</text:p>
          </table:table-cell>
          <table:table-cell office:value-type="string" calcext:value-type="string">
            <text:p>Net-available biomass</text:p>
          </table:table-cell>
          <table:table-cell table:number-columns-repeated="2" office:value-type="string" calcext:value-type="string">
            <text:p>Agriculture biomass</text:p>
          </table:table-cell>
          <table:table-cell office:value-type="string" calcext:value-type="string">
            <text:p>109724.26916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221];&quot;|&quot;;[.E221];ROW([.B221]))" office:value-type="string" office:string-value="Processing|Services221" calcext:value-type="string">
            <text:p>Processing|Services221</text:p>
          </table:table-cell>
          <table:table-cell office:value-type="string" calcext:value-type="string">
            <text:p>Food industry</text:p>
          </table:table-cell>
          <table:table-cell office:value-type="string" calcext:value-type="string">
            <text:p>Animal-based food</text:p>
          </table:table-cell>
          <table:table-cell office:value-type="string" calcext:value-type="string">
            <text:p>Carbohydrates</text:p>
          </table:table-cell>
          <table:table-cell office:value-type="string" calcext:value-type="string">
            <text:p>Agriculture biomass</text:p>
          </table:table-cell>
          <table:table-cell office:value-type="string" calcext:value-type="string">
            <text:p>3988.16839691837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222];&quot;|&quot;;[.E222];ROW([.B222]))" office:value-type="string" office:string-value="Processing|Services222" calcext:value-type="string">
            <text:p>Processing|Services222</text:p>
          </table:table-cell>
          <table:table-cell office:value-type="string" calcext:value-type="string">
            <text:p>Food industry</text:p>
          </table:table-cell>
          <table:table-cell office:value-type="string" calcext:value-type="string">
            <text:p>Animal-based food</text:p>
          </table:table-cell>
          <table:table-cell office:value-type="string" calcext:value-type="string">
            <text:p>Fats</text:p>
          </table:table-cell>
          <table:table-cell office:value-type="string" calcext:value-type="string">
            <text:p>Agriculture biomass</text:p>
          </table:table-cell>
          <table:table-cell office:value-type="string" calcext:value-type="string">
            <text:p>14110.3791973049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223];&quot;|&quot;;[.E223];ROW([.B223]))" office:value-type="string" office:string-value="Processing|Services223" calcext:value-type="string">
            <text:p>Processing|Services223</text:p>
          </table:table-cell>
          <table:table-cell office:value-type="string" calcext:value-type="string">
            <text:p>Food industry</text:p>
          </table:table-cell>
          <table:table-cell office:value-type="string" calcext:value-type="string">
            <text:p>Animal-based food</text:p>
          </table:table-cell>
          <table:table-cell office:value-type="string" calcext:value-type="string">
            <text:p>Proteins</text:p>
          </table:table-cell>
          <table:table-cell office:value-type="string" calcext:value-type="string">
            <text:p>Agriculture biomass</text:p>
          </table:table-cell>
          <table:table-cell office:value-type="string" calcext:value-type="string">
            <text:p>10064.8306531088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224];&quot;|&quot;;[.E224];ROW([.B224]))" office:value-type="string" office:string-value="Processing|Services224" calcext:value-type="string">
            <text:p>Processing|Services224</text:p>
          </table:table-cell>
          <table:table-cell office:value-type="string" calcext:value-type="string">
            <text:p>Food industry</text:p>
          </table:table-cell>
          <table:table-cell office:value-type="string" calcext:value-type="string">
            <text:p>Animal-based food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Agriculture biomass</text:p>
          </table:table-cell>
          <table:table-cell office:value-type="string" calcext:value-type="string">
            <text:p>2816.33782473321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225];&quot;|&quot;;[.E225];ROW([.B225]))" office:value-type="string" office:string-value="Processing|Services225" calcext:value-type="string">
            <text:p>Processing|Services225</text:p>
          </table:table-cell>
          <table:table-cell office:value-type="string" calcext:value-type="string">
            <text:p>Food industry</text:p>
          </table:table-cell>
          <table:table-cell office:value-type="string" calcext:value-type="string">
            <text:p>Plant-based food</text:p>
          </table:table-cell>
          <table:table-cell office:value-type="string" calcext:value-type="string">
            <text:p>Carbohydrates</text:p>
          </table:table-cell>
          <table:table-cell office:value-type="string" calcext:value-type="string">
            <text:p>Agriculture biomass</text:p>
          </table:table-cell>
          <table:table-cell office:value-type="string" calcext:value-type="string">
            <text:p>76540.6055974233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226];&quot;|&quot;;[.E226];ROW([.B226]))" office:value-type="string" office:string-value="Processing|Services226" calcext:value-type="string">
            <text:p>Processing|Services226</text:p>
          </table:table-cell>
          <table:table-cell office:value-type="string" calcext:value-type="string">
            <text:p>Food industry</text:p>
          </table:table-cell>
          <table:table-cell office:value-type="string" calcext:value-type="string">
            <text:p>Plant-based food</text:p>
          </table:table-cell>
          <table:table-cell office:value-type="string" calcext:value-type="string">
            <text:p>Fats</text:p>
          </table:table-cell>
          <table:table-cell office:value-type="string" calcext:value-type="string">
            <text:p>Agriculture biomass</text:p>
          </table:table-cell>
          <table:table-cell office:value-type="string" calcext:value-type="string">
            <text:p>12639.5292196599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227];&quot;|&quot;;[.E227];ROW([.B227]))" office:value-type="string" office:string-value="Processing|Services227" calcext:value-type="string">
            <text:p>Processing|Services227</text:p>
          </table:table-cell>
          <table:table-cell office:value-type="string" calcext:value-type="string">
            <text:p>Food industry</text:p>
          </table:table-cell>
          <table:table-cell office:value-type="string" calcext:value-type="string">
            <text:p>Plant-based food</text:p>
          </table:table-cell>
          <table:table-cell office:value-type="string" calcext:value-type="string">
            <text:p>Proteins</text:p>
          </table:table-cell>
          <table:table-cell office:value-type="string" calcext:value-type="string">
            <text:p>Agriculture biomass</text:p>
          </table:table-cell>
          <table:table-cell office:value-type="string" calcext:value-type="string">
            <text:p>8041.5359442101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228];&quot;|&quot;;[.E228];ROW([.B228]))" office:value-type="string" office:string-value="Processing|Services228" calcext:value-type="string">
            <text:p>Processing|Services228</text:p>
          </table:table-cell>
          <table:table-cell office:value-type="string" calcext:value-type="string">
            <text:p>Food industry</text:p>
          </table:table-cell>
          <table:table-cell office:value-type="string" calcext:value-type="string">
            <text:p>Plant-based food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Agriculture biomass</text:p>
          </table:table-cell>
          <table:table-cell office:value-type="string" calcext:value-type="string">
            <text:p>9722.16707612934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Back-outflows</text:p>
          </table:table-cell>
          <table:table-cell table:formula="of:=COM.MICROSOFT.CONCAT([.D229];&quot;|&quot;;[.E229];ROW([.B229]))" office:value-type="string" office:string-value="Processing|Back-outflows229" calcext:value-type="string">
            <text:p>Processing|Back-outflows229</text:p>
          </table:table-cell>
          <table:table-cell office:value-type="string" calcext:value-type="string">
            <text:p>Food industry</text:p>
          </table:table-cell>
          <table:table-cell office:value-type="string" calcext:value-type="string">
            <text:p>Dispersed</text:p>
          </table:table-cell>
          <table:table-cell office:value-type="string" calcext:value-type="string">
            <text:p>Cereals (Losses)</text:p>
          </table:table-cell>
          <table:table-cell office:value-type="string" calcext:value-type="string">
            <text:p>Agriculture biomass</text:p>
          </table:table-cell>
          <table:table-cell office:value-type="string" calcext:value-type="string">
            <text:p>66751.5190568001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Back-outflows</text:p>
          </table:table-cell>
          <table:table-cell table:formula="of:=COM.MICROSOFT.CONCAT([.D230];&quot;|&quot;;[.E230];ROW([.B230]))" office:value-type="string" office:string-value="Processing|Back-outflows230" calcext:value-type="string">
            <text:p>Processing|Back-outflows230</text:p>
          </table:table-cell>
          <table:table-cell office:value-type="string" calcext:value-type="string">
            <text:p>Food industry</text:p>
          </table:table-cell>
          <table:table-cell office:value-type="string" calcext:value-type="string">
            <text:p>Dispersed</text:p>
          </table:table-cell>
          <table:table-cell office:value-type="string" calcext:value-type="string">
            <text:p>Root crops (Losses)</text:p>
          </table:table-cell>
          <table:table-cell office:value-type="string" calcext:value-type="string">
            <text:p>Agriculture biomass</text:p>
          </table:table-cell>
          <table:table-cell office:value-type="string" calcext:value-type="string">
            <text:p>3949.2599088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Back-outflows</text:p>
          </table:table-cell>
          <table:table-cell table:formula="of:=COM.MICROSOFT.CONCAT([.D231];&quot;|&quot;;[.E231];ROW([.B231]))" office:value-type="string" office:string-value="Processing|Back-outflows231" calcext:value-type="string">
            <text:p>Processing|Back-outflows231</text:p>
          </table:table-cell>
          <table:table-cell office:value-type="string" calcext:value-type="string">
            <text:p>Food industry</text:p>
          </table:table-cell>
          <table:table-cell office:value-type="string" calcext:value-type="string">
            <text:p>Dispersed</text:p>
          </table:table-cell>
          <table:table-cell office:value-type="string" calcext:value-type="string">
            <text:p>Oil crops (Losses)</text:p>
          </table:table-cell>
          <table:table-cell office:value-type="string" calcext:value-type="string">
            <text:p>Agriculture biomass</text:p>
          </table:table-cell>
          <table:table-cell office:value-type="string" calcext:value-type="string">
            <text:p>13596.45984128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Back-outflows</text:p>
          </table:table-cell>
          <table:table-cell table:formula="of:=COM.MICROSOFT.CONCAT([.D232];&quot;|&quot;;[.E232];ROW([.B232]))" office:value-type="string" office:string-value="Processing|Back-outflows232" calcext:value-type="string">
            <text:p>Processing|Back-outflows232</text:p>
          </table:table-cell>
          <table:table-cell office:value-type="string" calcext:value-type="string">
            <text:p>Food industry</text:p>
          </table:table-cell>
          <table:table-cell office:value-type="string" calcext:value-type="string">
            <text:p>Dispersed</text:p>
          </table:table-cell>
          <table:table-cell office:value-type="string" calcext:value-type="string">
            <text:p>Fruits (Losses)</text:p>
          </table:table-cell>
          <table:table-cell office:value-type="string" calcext:value-type="string">
            <text:p>Agriculture biomass</text:p>
          </table:table-cell>
          <table:table-cell office:value-type="string" calcext:value-type="string">
            <text:p>347.05683576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Back-outflows</text:p>
          </table:table-cell>
          <table:table-cell table:formula="of:=COM.MICROSOFT.CONCAT([.D233];&quot;|&quot;;[.E233];ROW([.B233]))" office:value-type="string" office:string-value="Processing|Back-outflows233" calcext:value-type="string">
            <text:p>Processing|Back-outflows233</text:p>
          </table:table-cell>
          <table:table-cell office:value-type="string" calcext:value-type="string">
            <text:p>Food industry</text:p>
          </table:table-cell>
          <table:table-cell office:value-type="string" calcext:value-type="string">
            <text:p>Dispersed</text:p>
          </table:table-cell>
          <table:table-cell office:value-type="string" calcext:value-type="string">
            <text:p>Olive trees (Losses)</text:p>
          </table:table-cell>
          <table:table-cell office:value-type="string" calcext:value-type="string">
            <text:p>Agriculture biomass</text:p>
          </table:table-cell>
          <table:table-cell office:value-type="string" calcext:value-type="string">
            <text:p>1428.26014464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Back-outflows</text:p>
          </table:table-cell>
          <table:table-cell table:formula="of:=COM.MICROSOFT.CONCAT([.D234];&quot;|&quot;;[.E234];ROW([.B234]))" office:value-type="string" office:string-value="Processing|Back-outflows234" calcext:value-type="string">
            <text:p>Processing|Back-outflows234</text:p>
          </table:table-cell>
          <table:table-cell office:value-type="string" calcext:value-type="string">
            <text:p>Food industry</text:p>
          </table:table-cell>
          <table:table-cell office:value-type="string" calcext:value-type="string">
            <text:p>Dispersed</text:p>
          </table:table-cell>
          <table:table-cell office:value-type="string" calcext:value-type="string">
            <text:p>Other industrial crops (Losses)</text:p>
          </table:table-cell>
          <table:table-cell office:value-type="string" calcext:value-type="string">
            <text:p>Agriculture biomass</text:p>
          </table:table-cell>
          <table:table-cell office:value-type="string" calcext:value-type="string">
            <text:p>14.26541792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Back-outflows</text:p>
          </table:table-cell>
          <table:table-cell table:formula="of:=COM.MICROSOFT.CONCAT([.D235];&quot;|&quot;;[.E235];ROW([.B235]))" office:value-type="string" office:string-value="Processing|Back-outflows235" calcext:value-type="string">
            <text:p>Processing|Back-outflows235</text:p>
          </table:table-cell>
          <table:table-cell office:value-type="string" calcext:value-type="string">
            <text:p>Food industry</text:p>
          </table:table-cell>
          <table:table-cell office:value-type="string" calcext:value-type="string">
            <text:p>Dispersed</text:p>
          </table:table-cell>
          <table:table-cell office:value-type="string" calcext:value-type="string">
            <text:p>Fodder crops (Losses)</text:p>
          </table:table-cell>
          <table:table-cell office:value-type="string" calcext:value-type="string">
            <text:p>Agriculture bioma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Back-outflows</text:p>
          </table:table-cell>
          <table:table-cell table:formula="of:=COM.MICROSOFT.CONCAT([.D236];&quot;|&quot;;[.E236];ROW([.B236]))" office:value-type="string" office:string-value="Processing|Back-outflows236" calcext:value-type="string">
            <text:p>Processing|Back-outflows236</text:p>
          </table:table-cell>
          <table:table-cell office:value-type="string" calcext:value-type="string">
            <text:p>Food industry</text:p>
          </table:table-cell>
          <table:table-cell office:value-type="string" calcext:value-type="string">
            <text:p>Dispersed</text:p>
          </table:table-cell>
          <table:table-cell office:value-type="string" calcext:value-type="string">
            <text:p>Vegetables (Losses)</text:p>
          </table:table-cell>
          <table:table-cell office:value-type="string" calcext:value-type="string">
            <text:p>Agriculture bioma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Back-outflows</text:p>
          </table:table-cell>
          <table:table-cell table:formula="of:=COM.MICROSOFT.CONCAT([.D237];&quot;|&quot;;[.E237];ROW([.B237]))" office:value-type="string" office:string-value="Processing|Back-outflows237" calcext:value-type="string">
            <text:p>Processing|Back-outflows237</text:p>
          </table:table-cell>
          <table:table-cell office:value-type="string" calcext:value-type="string">
            <text:p>Food industry</text:p>
          </table:table-cell>
          <table:table-cell office:value-type="string" calcext:value-type="string">
            <text:p>Dispersed</text:p>
          </table:table-cell>
          <table:table-cell office:value-type="string" calcext:value-type="string">
            <text:p>Pulses &amp; protein crops (Losses)</text:p>
          </table:table-cell>
          <table:table-cell office:value-type="string" calcext:value-type="string">
            <text:p>Agriculture bioma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Back-outflows</text:p>
          </table:table-cell>
          <table:table-cell table:formula="of:=COM.MICROSOFT.CONCAT([.D238];&quot;|&quot;;[.E238];ROW([.B238]))" office:value-type="string" office:string-value="Processing|Back-outflows238" calcext:value-type="string">
            <text:p>Processing|Back-outflows238</text:p>
          </table:table-cell>
          <table:table-cell office:value-type="string" calcext:value-type="string">
            <text:p>Food industry</text:p>
          </table:table-cell>
          <table:table-cell office:value-type="string" calcext:value-type="string">
            <text:p>Dispersed</text:p>
          </table:table-cell>
          <table:table-cell office:value-type="string" calcext:value-type="string">
            <text:p>Fibre Crops (Losses)</text:p>
          </table:table-cell>
          <table:table-cell office:value-type="string" calcext:value-type="string">
            <text:p>Agriculture bioma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Back-outflows</text:p>
          </table:table-cell>
          <table:table-cell table:formula="of:=COM.MICROSOFT.CONCAT([.D239];&quot;|&quot;;[.E239];ROW([.B239]))" office:value-type="string" office:string-value="Processing|Back-outflows239" calcext:value-type="string">
            <text:p>Processing|Back-outflows239</text:p>
          </table:table-cell>
          <table:table-cell office:value-type="string" calcext:value-type="string">
            <text:p>Food industry</text:p>
          </table:table-cell>
          <table:table-cell office:value-type="string" calcext:value-type="string">
            <text:p>Dispersed</text:p>
          </table:table-cell>
          <table:table-cell office:value-type="string" calcext:value-type="string">
            <text:p>Agriculture biomass (Losses)</text:p>
          </table:table-cell>
          <table:table-cell office:value-type="string" calcext:value-type="string">
            <text:p>Agriculture biomass</text:p>
          </table:table-cell>
          <table:table-cell office:value-type="string" calcext:value-type="string">
            <text:p>170161.781487609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240];&quot;|&quot;;[.E240];ROW([.B240]))" office:value-type="string" office:string-value="Processing|Services240" calcext:value-type="string">
            <text:p>Processing|Services240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Consumables</text:p>
          </table:table-cell>
          <table:table-cell table:number-columns-repeated="2" office:value-type="string" calcext:value-type="string">
            <text:p>Agriculture biomass</text:p>
          </table:table-cell>
          <table:table-cell office:value-type="string" calcext:value-type="string">
            <text:p>1111.248028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241];&quot;|&quot;;[.E241];ROW([.B241]))" office:value-type="string" office:string-value="Processing|Services241" calcext:value-type="string">
            <text:p>Processing|Services241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Long-life products</text:p>
          </table:table-cell>
          <table:table-cell office:value-type="string" calcext:value-type="string">
            <text:p>By- &amp; co-products (incl. wood pellets)</text:p>
          </table:table-cell>
          <table:table-cell office:value-type="string" calcext:value-type="string">
            <text:p>Forestry biomass</text:p>
          </table:table-cell>
          <table:table-cell office:value-type="string" calcext:value-type="string">
            <text:p>16870.7608343888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242];&quot;|&quot;;[.E242];ROW([.B242]))" office:value-type="string" office:string-value="Processing|Services242" calcext:value-type="string">
            <text:p>Processing|Services242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Long-life products</text:p>
          </table:table-cell>
          <table:table-cell office:value-type="string" calcext:value-type="string">
            <text:p>Primary woody biomass</text:p>
          </table:table-cell>
          <table:table-cell office:value-type="string" calcext:value-type="string">
            <text:p>Forestry biomass</text:p>
          </table:table-cell>
          <table:table-cell office:value-type="string" calcext:value-type="string">
            <text:p>55965.2522514817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olivegreen1</text:p>
          </table:table-cell>
          <table:table-cell office:value-type="string" calcext:value-type="string">
            <text:p>datam.jrc/biomass_flow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243];&quot;|&quot;;[.E243];ROW([.B243]))" office:value-type="string" office:string-value="Sourcing|Availability243" calcext:value-type="string">
            <text:p>Sourcing|Availability243</text:p>
          </table:table-cell>
          <table:table-cell office:value-type="string" calcext:value-type="string">
            <text:p>Imports</text:p>
          </table:table-cell>
          <table:table-cell office:value-type="string" calcext:value-type="string">
            <text:p>Net-available non-renewable</text:p>
          </table:table-cell>
          <table:table-cell table:number-columns-repeated="2" office:value-type="string" calcext:value-type="string">
            <text:p>Metal ores</text:p>
          </table:table-cell>
          <table:table-cell office:value-type="float" office:value="247023" calcext:value-type="float">
            <text:p>247023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goldenrod2</text:p>
          </table:table-cell>
          <table:table-cell office:value-type="string" calcext:value-type="string">
            <text:p>env_ac_s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244];&quot;|&quot;;[.E244];ROW([.B244]))" office:value-type="string" office:string-value="Sourcing|Availability244" calcext:value-type="string">
            <text:p>Sourcing|Availability244</text:p>
          </table:table-cell>
          <table:table-cell office:value-type="string" calcext:value-type="string">
            <text:p>Domestic extraction</text:p>
          </table:table-cell>
          <table:table-cell office:value-type="string" calcext:value-type="string">
            <text:p>Net-available non-renewable</text:p>
          </table:table-cell>
          <table:table-cell table:number-columns-repeated="2" office:value-type="string" calcext:value-type="string">
            <text:p>Metal ores</text:p>
          </table:table-cell>
          <table:table-cell office:value-type="float" office:value="563620" calcext:value-type="float">
            <text:p>563620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goldenrod2</text:p>
          </table:table-cell>
          <table:table-cell office:value-type="string" calcext:value-type="string">
            <text:p>env_ac_s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ck-outflows</text:p>
          </table:table-cell>
          <table:table-cell office:value-type="string" calcext:value-type="string">
            <text:p>Availability</text:p>
          </table:table-cell>
          <table:table-cell table:formula="of:=COM.MICROSOFT.CONCAT([.D245];&quot;|&quot;;[.E245];ROW([.B245]))" office:value-type="string" office:string-value="Back-outflows|Availability245" calcext:value-type="string">
            <text:p>Back-outflows|Availability245</text:p>
          </table:table-cell>
          <table:table-cell office:value-type="string" calcext:value-type="string">
            <text:p>Recycled</text:p>
          </table:table-cell>
          <table:table-cell office:value-type="string" calcext:value-type="string">
            <text:p>Net-available non-renewable</text:p>
          </table:table-cell>
          <table:table-cell table:number-columns-repeated="2" office:value-type="string" calcext:value-type="string">
            <text:p>Metal ores</text:p>
          </table:table-cell>
          <table:table-cell office:value-type="float" office:value="101200" calcext:value-type="float">
            <text:p>101200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goldenrod2</text:p>
          </table:table-cell>
          <table:table-cell office:value-type="string" calcext:value-type="string">
            <text:p>env_ac_s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246];&quot;|&quot;;[.E246];ROW([.B246]))" office:value-type="string" office:string-value="Availability|Processing246" calcext:value-type="string">
            <text:p>Availability|Processing246</text:p>
          </table:table-cell>
          <table:table-cell office:value-type="string" calcext:value-type="string">
            <text:p>Net-available non-renewable</text:p>
          </table:table-cell>
          <table:table-cell office:value-type="string" calcext:value-type="string">
            <text:p>Refinery &amp; Material processing</text:p>
          </table:table-cell>
          <table:table-cell table:number-columns-repeated="2" office:value-type="string" calcext:value-type="string">
            <text:p>Metal ores</text:p>
          </table:table-cell>
          <table:table-cell office:value-type="float" office:value="440689" calcext:value-type="float">
            <text:p>440689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goldenrod2</text:p>
          </table:table-cell>
          <table:table-cell office:value-type="string" calcext:value-type="string">
            <text:p>env_ac_s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247];&quot;|&quot;;[.E247];ROW([.B247]))" office:value-type="string" office:string-value="Availability|Processing247" calcext:value-type="string">
            <text:p>Availability|Processing247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Consumables</text:p>
          </table:table-cell>
          <table:table-cell table:number-columns-repeated="2" office:value-type="string" calcext:value-type="string">
            <text:p>Metal ores</text:p>
          </table:table-cell>
          <table:table-cell office:value-type="float" office:value="112321" calcext:value-type="float">
            <text:p>112321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goldenrod2</text:p>
          </table:table-cell>
          <table:table-cell office:value-type="string" calcext:value-type="string">
            <text:p>env_ac_s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248];&quot;|&quot;;[.E248];ROW([.B248]))" office:value-type="string" office:string-value="Processing|Services248" calcext:value-type="string">
            <text:p>Processing|Services248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Infrastructure</text:p>
          </table:table-cell>
          <table:table-cell table:number-columns-repeated="2" office:value-type="string" calcext:value-type="string">
            <text:p>Metal ores</text:p>
          </table:table-cell>
          <table:table-cell office:value-type="float" office:value="109456" calcext:value-type="float">
            <text:p>109456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goldenrod2</text:p>
          </table:table-cell>
          <table:table-cell office:value-type="string" calcext:value-type="string">
            <text:p>env_ac_s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249];&quot;|&quot;;[.E249];ROW([.B249]))" office:value-type="string" office:string-value="Processing|Services249" calcext:value-type="string">
            <text:p>Processing|Services249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Long-life products</text:p>
          </table:table-cell>
          <table:table-cell table:number-columns-repeated="2" office:value-type="string" calcext:value-type="string">
            <text:p>Metal ores</text:p>
          </table:table-cell>
          <table:table-cell office:value-type="float" office:value="109456" calcext:value-type="float">
            <text:p>109456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goldenrod2</text:p>
          </table:table-cell>
          <table:table-cell office:value-type="string" calcext:value-type="string">
            <text:p>env_ac_s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250];&quot;|&quot;;[.E250];ROW([.B250]))" office:value-type="string" office:string-value="Processing|Services250" calcext:value-type="string">
            <text:p>Processing|Services250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Building stock</text:p>
          </table:table-cell>
          <table:table-cell table:number-columns-repeated="2" office:value-type="string" calcext:value-type="string">
            <text:p>Metal ores</text:p>
          </table:table-cell>
          <table:table-cell office:value-type="float" office:value="109456" calcext:value-type="float">
            <text:p>109456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goldenrod2</text:p>
          </table:table-cell>
          <table:table-cell office:value-type="string" calcext:value-type="string">
            <text:p>env_ac_s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Back-outflows</text:p>
          </table:table-cell>
          <table:table-cell table:formula="of:=COM.MICROSOFT.CONCAT([.D251];&quot;|&quot;;[.E251];ROW([.B251]))" office:value-type="string" office:string-value="Services|Back-outflows251" calcext:value-type="string">
            <text:p>Services|Back-outflows251</text:p>
          </table:table-cell>
          <table:table-cell office:value-type="string" calcext:value-type="string">
            <text:p>Consumables</text:p>
          </table:table-cell>
          <table:table-cell office:value-type="string" calcext:value-type="string">
            <text:p>Wasted</text:p>
          </table:table-cell>
          <table:table-cell table:number-columns-repeated="2" office:value-type="string" calcext:value-type="string">
            <text:p>Metal ores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goldenrod2</text:p>
          </table:table-cell>
          <table:table-cell office:value-type="string" calcext:value-type="string">
            <text:p>env_ac_s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Back-outflows</text:p>
          </table:table-cell>
          <table:table-cell table:formula="of:=COM.MICROSOFT.CONCAT([.D252];&quot;|&quot;;[.E252];ROW([.B252]))" office:value-type="string" office:string-value="Services|Back-outflows252" calcext:value-type="string">
            <text:p>Services|Back-outflows252</text:p>
          </table:table-cell>
          <table:table-cell office:value-type="string" calcext:value-type="string">
            <text:p>Consumables</text:p>
          </table:table-cell>
          <table:table-cell office:value-type="string" calcext:value-type="string">
            <text:p>Recycled</text:p>
          </table:table-cell>
          <table:table-cell table:number-columns-repeated="2" office:value-type="string" calcext:value-type="string">
            <text:p>Metal ores</text:p>
          </table:table-cell>
          <table:table-cell office:value-type="float" office:value="101200" calcext:value-type="float">
            <text:p>101200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goldenrod2</text:p>
          </table:table-cell>
          <table:table-cell office:value-type="string" calcext:value-type="string">
            <text:p>env_ac_s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253];&quot;|&quot;;[.E253];ROW([.B253]))" office:value-type="string" office:string-value="Sourcing|Availability253" calcext:value-type="string">
            <text:p>Sourcing|Availability253</text:p>
          </table:table-cell>
          <table:table-cell office:value-type="string" calcext:value-type="string">
            <text:p>Imports</text:p>
          </table:table-cell>
          <table:table-cell office:value-type="string" calcext:value-type="string">
            <text:p>Net-available non-renewable</text:p>
          </table:table-cell>
          <table:table-cell table:number-columns-repeated="2" office:value-type="string" calcext:value-type="string">
            <text:p>Non-metallic minerals</text:p>
          </table:table-cell>
          <table:table-cell office:value-type="float" office:value="91971" calcext:value-type="float">
            <text:p>91971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goldenrod2</text:p>
          </table:table-cell>
          <table:table-cell office:value-type="string" calcext:value-type="string">
            <text:p>env_ac_s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table:formula="of:=COM.MICROSOFT.CONCAT([.D254];&quot;|&quot;;[.E254];ROW([.B254]))" office:value-type="string" office:string-value="Sourcing|Availability254" calcext:value-type="string">
            <text:p>Sourcing|Availability254</text:p>
          </table:table-cell>
          <table:table-cell office:value-type="string" calcext:value-type="string">
            <text:p>Domestic extraction</text:p>
          </table:table-cell>
          <table:table-cell office:value-type="string" calcext:value-type="string">
            <text:p>Net-available non-renewable</text:p>
          </table:table-cell>
          <table:table-cell table:number-columns-repeated="2" office:value-type="string" calcext:value-type="string">
            <text:p>Non-metallic minerals</text:p>
          </table:table-cell>
          <table:table-cell office:value-type="float" office:value="4006693" calcext:value-type="float">
            <text:p>4006693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goldenrod2</text:p>
          </table:table-cell>
          <table:table-cell office:value-type="string" calcext:value-type="string">
            <text:p>env_ac_s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ck-outflows</text:p>
          </table:table-cell>
          <table:table-cell office:value-type="string" calcext:value-type="string">
            <text:p>Availability</text:p>
          </table:table-cell>
          <table:table-cell table:formula="of:=COM.MICROSOFT.CONCAT([.D255];&quot;|&quot;;[.E255];ROW([.B255]))" office:value-type="string" office:string-value="Back-outflows|Availability255" calcext:value-type="string">
            <text:p>Back-outflows|Availability255</text:p>
          </table:table-cell>
          <table:table-cell office:value-type="string" calcext:value-type="string">
            <text:p>Recycled</text:p>
          </table:table-cell>
          <table:table-cell office:value-type="string" calcext:value-type="string">
            <text:p>Net-available non-renewable</text:p>
          </table:table-cell>
          <table:table-cell table:number-columns-repeated="2" office:value-type="string" calcext:value-type="string">
            <text:p>Non-metallic minerals</text:p>
          </table:table-cell>
          <table:table-cell office:value-type="float" office:value="773345" calcext:value-type="float">
            <text:p>773345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goldenrod2</text:p>
          </table:table-cell>
          <table:table-cell office:value-type="string" calcext:value-type="string">
            <text:p>env_ac_s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256];&quot;|&quot;;[.E256];ROW([.B256]))" office:value-type="string" office:string-value="Availability|Processing256" calcext:value-type="string">
            <text:p>Availability|Processing256</text:p>
          </table:table-cell>
          <table:table-cell office:value-type="string" calcext:value-type="string">
            <text:p>Net-available non-renewable</text:p>
          </table:table-cell>
          <table:table-cell office:value-type="string" calcext:value-type="string">
            <text:p>Refinery &amp; Material processing</text:p>
          </table:table-cell>
          <table:table-cell table:number-columns-repeated="2" office:value-type="string" calcext:value-type="string">
            <text:p>Non-metallic minerals</text:p>
          </table:table-cell>
          <table:table-cell office:value-type="float" office:value="3892509" calcext:value-type="float">
            <text:p>3892509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goldenrod2</text:p>
          </table:table-cell>
          <table:table-cell office:value-type="string" calcext:value-type="string">
            <text:p>env_ac_s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table:formula="of:=COM.MICROSOFT.CONCAT([.D257];&quot;|&quot;;[.E257];ROW([.B257]))" office:value-type="string" office:string-value="Availability|Processing257" calcext:value-type="string">
            <text:p>Availability|Processing257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Consumables</text:p>
          </table:table-cell>
          <table:table-cell table:number-columns-repeated="2" office:value-type="string" calcext:value-type="string">
            <text:p>Non-metallic minerals</text:p>
          </table:table-cell>
          <table:table-cell office:value-type="float" office:value="1486102" calcext:value-type="float">
            <text:p>1486102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goldenrod2</text:p>
          </table:table-cell>
          <table:table-cell office:value-type="string" calcext:value-type="string">
            <text:p>env_ac_s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258];&quot;|&quot;;[.E258];ROW([.B258]))" office:value-type="string" office:string-value="Processing|Services258" calcext:value-type="string">
            <text:p>Processing|Services258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Infrastructure</text:p>
          </table:table-cell>
          <table:table-cell table:number-columns-repeated="2" office:value-type="string" calcext:value-type="string">
            <text:p>Non-metallic minerals</text:p>
          </table:table-cell>
          <table:table-cell office:value-type="string" calcext:value-type="string">
            <text:p>802135.666666667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goldenrod2</text:p>
          </table:table-cell>
          <table:table-cell office:value-type="string" calcext:value-type="string">
            <text:p>env_ac_s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259];&quot;|&quot;;[.E259];ROW([.B259]))" office:value-type="string" office:string-value="Processing|Services259" calcext:value-type="string">
            <text:p>Processing|Services259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Long-life products</text:p>
          </table:table-cell>
          <table:table-cell table:number-columns-repeated="2" office:value-type="string" calcext:value-type="string">
            <text:p>Non-metallic minerals</text:p>
          </table:table-cell>
          <table:table-cell office:value-type="string" calcext:value-type="string">
            <text:p>802135.666666667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goldenrod2</text:p>
          </table:table-cell>
          <table:table-cell office:value-type="string" calcext:value-type="string">
            <text:p>env_ac_s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260];&quot;|&quot;;[.E260];ROW([.B260]))" office:value-type="string" office:string-value="Processing|Services260" calcext:value-type="string">
            <text:p>Processing|Services260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Building stock</text:p>
          </table:table-cell>
          <table:table-cell table:number-columns-repeated="2" office:value-type="string" calcext:value-type="string">
            <text:p>Non-metallic minerals</text:p>
          </table:table-cell>
          <table:table-cell office:value-type="string" calcext:value-type="string">
            <text:p>802135.666666667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goldenrod2</text:p>
          </table:table-cell>
          <table:table-cell office:value-type="string" calcext:value-type="string">
            <text:p>env_ac_s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Back-outflows</text:p>
          </table:table-cell>
          <table:table-cell table:formula="of:=COM.MICROSOFT.CONCAT([.D261];&quot;|&quot;;[.E261];ROW([.B261]))" office:value-type="string" office:string-value="Services|Back-outflows261" calcext:value-type="string">
            <text:p>Services|Back-outflows261</text:p>
          </table:table-cell>
          <table:table-cell office:value-type="string" calcext:value-type="string">
            <text:p>Consumables</text:p>
          </table:table-cell>
          <table:table-cell office:value-type="string" calcext:value-type="string">
            <text:p>Wasted</text:p>
          </table:table-cell>
          <table:table-cell table:number-columns-repeated="2" office:value-type="string" calcext:value-type="string">
            <text:p>Non-metallic minerals</text:p>
          </table:table-cell>
          <table:table-cell office:value-type="float" office:value="615675" calcext:value-type="float">
            <text:p>615675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goldenrod2</text:p>
          </table:table-cell>
          <table:table-cell office:value-type="string" calcext:value-type="string">
            <text:p>env_ac_s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Back-outflows</text:p>
          </table:table-cell>
          <table:table-cell table:formula="of:=COM.MICROSOFT.CONCAT([.D262];&quot;|&quot;;[.E262];ROW([.B262]))" office:value-type="string" office:string-value="Services|Back-outflows262" calcext:value-type="string">
            <text:p>Services|Back-outflows262</text:p>
          </table:table-cell>
          <table:table-cell office:value-type="string" calcext:value-type="string">
            <text:p>Consumables</text:p>
          </table:table-cell>
          <table:table-cell office:value-type="string" calcext:value-type="string">
            <text:p>Recycled</text:p>
          </table:table-cell>
          <table:table-cell table:number-columns-repeated="2" office:value-type="string" calcext:value-type="string">
            <text:p>Non-metallic minerals</text:p>
          </table:table-cell>
          <table:table-cell office:value-type="float" office:value="773345" calcext:value-type="float">
            <text:p>773345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goldenrod2</text:p>
          </table:table-cell>
          <table:table-cell office:value-type="string" calcext:value-type="string">
            <text:p>env_ac_s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263];&quot;|&quot;;[.E263];ROW([.B263]))" office:value-type="string" office:string-value="Processing|Services263" calcext:value-type="string">
            <text:p>Processing|Services263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Agri-&amp; Silviculture</text:p>
          </table:table-cell>
          <table:table-cell office:value-type="string" calcext:value-type="string">
            <text:p>Nitrogen</text:p>
          </table:table-cell>
          <table:table-cell office:value-type="string" calcext:value-type="string">
            <text:p>Fossil</text:p>
          </table:table-cell>
          <table:table-cell office:value-type="float" office:value="11611071" calcext:value-type="float">
            <text:p>11611071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aei_fm_usefer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table:formula="of:=COM.MICROSOFT.CONCAT([.D264];&quot;|&quot;;[.E264];ROW([.B264]))" office:value-type="string" office:string-value="Processing|Services264" calcext:value-type="string">
            <text:p>Processing|Services264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Agri-&amp; Silviculture</text:p>
          </table:table-cell>
          <table:table-cell office:value-type="string" calcext:value-type="string">
            <text:p>Phosphorus</text:p>
          </table:table-cell>
          <table:table-cell office:value-type="string" calcext:value-type="string">
            <text:p>Non-metallic minerals</text:p>
          </table:table-cell>
          <table:table-cell office:value-type="float" office:value="1217562" calcext:value-type="float">
            <text:p>1217562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goldenrod2</text:p>
          </table:table-cell>
          <table:table-cell office:value-type="string" calcext:value-type="string">
            <text:p>aei_fm_usefer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Back-outflows</text:p>
          </table:table-cell>
          <table:table-cell table:formula="of:=COM.MICROSOFT.CONCAT([.D265];&quot;|&quot;;[.E265];ROW([.B265]))" office:value-type="string" office:string-value="Services|Back-outflows265" calcext:value-type="string">
            <text:p>Services|Back-outflows265</text:p>
          </table:table-cell>
          <table:table-cell office:value-type="string" calcext:value-type="string">
            <text:p>Residential &amp; other</text:p>
          </table:table-cell>
          <table:table-cell office:value-type="string" calcext:value-type="string">
            <text:p>Emissions</text:p>
          </table:table-cell>
          <table:table-cell table:number-columns-repeated="2" office:value-type="string" calcext:value-type="string">
            <text:p>GHG-emissions</text:p>
          </table:table-cell>
          <table:table-cell office:value-type="string" calcext:value-type="string">
            <text:p>1569998.63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slategrey</text:p>
          </table:table-cell>
          <table:table-cell office:value-type="string" calcext:value-type="string">
            <text:p>env_air_gg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Back-outflows</text:p>
          </table:table-cell>
          <table:table-cell table:formula="of:=COM.MICROSOFT.CONCAT([.D266];&quot;|&quot;;[.E266];ROW([.B266]))" office:value-type="string" office:string-value="Processing|Back-outflows266" calcext:value-type="string">
            <text:p>Processing|Back-outflows266</text:p>
          </table:table-cell>
          <table:table-cell office:value-type="string" calcext:value-type="string">
            <text:p>Industry energy</text:p>
          </table:table-cell>
          <table:table-cell office:value-type="string" calcext:value-type="string">
            <text:p>Emissions</text:p>
          </table:table-cell>
          <table:table-cell table:number-columns-repeated="2" office:value-type="string" calcext:value-type="string">
            <text:p>GHG-emissions</text:p>
          </table:table-cell>
          <table:table-cell office:value-type="string" calcext:value-type="string">
            <text:p>498113.35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slategrey</text:p>
          </table:table-cell>
          <table:table-cell office:value-type="string" calcext:value-type="string">
            <text:p>env_air_gg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Back-outflows</text:p>
          </table:table-cell>
          <table:table-cell table:formula="of:=COM.MICROSOFT.CONCAT([.D267];&quot;|&quot;;[.E267];ROW([.B267]))" office:value-type="string" office:string-value="Processing|Back-outflows267" calcext:value-type="string">
            <text:p>Processing|Back-outflows267</text:p>
          </table:table-cell>
          <table:table-cell office:value-type="string" calcext:value-type="string">
            <text:p>Energy sector</text:p>
          </table:table-cell>
          <table:table-cell office:value-type="string" calcext:value-type="string">
            <text:p>Emissions</text:p>
          </table:table-cell>
          <table:table-cell table:number-columns-repeated="2" office:value-type="string" calcext:value-type="string">
            <text:p>GHG-emissions</text:p>
          </table:table-cell>
          <table:table-cell office:value-type="string" calcext:value-type="string">
            <text:p>55869.09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slategrey</text:p>
          </table:table-cell>
          <table:table-cell office:value-type="string" calcext:value-type="string">
            <text:p>env_air_gg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Back-outflows</text:p>
          </table:table-cell>
          <table:table-cell table:formula="of:=COM.MICROSOFT.CONCAT([.D268];&quot;|&quot;;[.E268];ROW([.B268]))" office:value-type="string" office:string-value="Services|Back-outflows268" calcext:value-type="string">
            <text:p>Services|Back-outflows268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Emissions</text:p>
          </table:table-cell>
          <table:table-cell table:number-columns-repeated="2" office:value-type="string" calcext:value-type="string">
            <text:p>GHG-emissions</text:p>
          </table:table-cell>
          <table:table-cell office:value-type="string" calcext:value-type="string">
            <text:p>949433.78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slategrey</text:p>
          </table:table-cell>
          <table:table-cell office:value-type="string" calcext:value-type="string">
            <text:p>env_air_gg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Back-outflows</text:p>
          </table:table-cell>
          <table:table-cell table:formula="of:=COM.MICROSOFT.CONCAT([.D269];&quot;|&quot;;[.E269];ROW([.B269]))" office:value-type="string" office:string-value="Services|Back-outflows269" calcext:value-type="string">
            <text:p>Services|Back-outflows269</text:p>
          </table:table-cell>
          <table:table-cell office:value-type="string" calcext:value-type="string">
            <text:p>Agri-&amp; Silviculture</text:p>
          </table:table-cell>
          <table:table-cell office:value-type="string" calcext:value-type="string">
            <text:p>Emissions</text:p>
          </table:table-cell>
          <table:table-cell table:number-columns-repeated="2" office:value-type="string" calcext:value-type="string">
            <text:p>GHG-emissions</text:p>
          </table:table-cell>
          <table:table-cell office:value-type="string" calcext:value-type="string">
            <text:p>93313.53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slategrey</text:p>
          </table:table-cell>
          <table:table-cell office:value-type="string" calcext:value-type="string">
            <text:p>env_air_gg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Back-outflows</text:p>
          </table:table-cell>
          <table:table-cell table:formula="of:=COM.MICROSOFT.CONCAT([.D270];&quot;|&quot;;[.E270];ROW([.B270]))" office:value-type="string" office:string-value="Services|Back-outflows270" calcext:value-type="string">
            <text:p>Services|Back-outflows270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missions</text:p>
          </table:table-cell>
          <table:table-cell table:number-columns-repeated="2" office:value-type="string" calcext:value-type="string">
            <text:p>GHG-emissions</text:p>
          </table:table-cell>
          <table:table-cell office:value-type="string" calcext:value-type="string">
            <text:p>110655.79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slategrey</text:p>
          </table:table-cell>
          <table:table-cell office:value-type="string" calcext:value-type="string">
            <text:p>env_air_gg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Back-outflows</text:p>
          </table:table-cell>
          <table:table-cell table:formula="of:=COM.MICROSOFT.CONCAT([.D271];&quot;|&quot;;[.E271];ROW([.B271]))" office:value-type="string" office:string-value="Services|Back-outflows271" calcext:value-type="string">
            <text:p>Services|Back-outflows271</text:p>
          </table:table-cell>
          <table:table-cell office:value-type="string" calcext:value-type="string">
            <text:p>Consumables</text:p>
          </table:table-cell>
          <table:table-cell office:value-type="string" calcext:value-type="string">
            <text:p>Emissions</text:p>
          </table:table-cell>
          <table:table-cell table:number-columns-repeated="2" office:value-type="string" calcext:value-type="string">
            <text:p>GHG-emissions</text:p>
          </table:table-cell>
          <table:table-cell office:value-type="string" calcext:value-type="string">
            <text:p>194909.51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slategrey</text:p>
          </table:table-cell>
          <table:table-cell office:value-type="string" calcext:value-type="string">
            <text:p>env_air_gg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Back-outflows</text:p>
          </table:table-cell>
          <table:table-cell table:formula="of:=COM.MICROSOFT.CONCAT([.D272];&quot;|&quot;;[.E272];ROW([.B272]))" office:value-type="string" office:string-value="Services|Back-outflows272" calcext:value-type="string">
            <text:p>Services|Back-outflows272</text:p>
          </table:table-cell>
          <table:table-cell office:value-type="string" calcext:value-type="string">
            <text:p>Long-life products</text:p>
          </table:table-cell>
          <table:table-cell office:value-type="string" calcext:value-type="string">
            <text:p>Emissions</text:p>
          </table:table-cell>
          <table:table-cell table:number-columns-repeated="2" office:value-type="string" calcext:value-type="string">
            <text:p>GHG-emissions</text:p>
          </table:table-cell>
          <table:table-cell office:value-type="string" calcext:value-type="string">
            <text:p>74309.4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slategrey</text:p>
          </table:table-cell>
          <table:table-cell office:value-type="string" calcext:value-type="string">
            <text:p>env_air_gg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Back-outflows</text:p>
          </table:table-cell>
          <table:table-cell table:formula="of:=COM.MICROSOFT.CONCAT([.D273];&quot;|&quot;;[.E273];ROW([.B273]))" office:value-type="string" office:string-value="Services|Back-outflows273" calcext:value-type="string">
            <text:p>Services|Back-outflows273</text:p>
          </table:table-cell>
          <table:table-cell office:value-type="string" calcext:value-type="string">
            <text:p>Animal-based food</text:p>
          </table:table-cell>
          <table:table-cell office:value-type="string" calcext:value-type="string">
            <text:p>Emissions</text:p>
          </table:table-cell>
          <table:table-cell table:number-columns-repeated="2" office:value-type="string" calcext:value-type="string">
            <text:p>GHG-emissions</text:p>
          </table:table-cell>
          <table:table-cell office:value-type="string" calcext:value-type="string">
            <text:p>258601.15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slategrey</text:p>
          </table:table-cell>
          <table:table-cell office:value-type="string" calcext:value-type="string">
            <text:p>env_air_gg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Back-outflows</text:p>
          </table:table-cell>
          <table:table-cell table:formula="of:=COM.MICROSOFT.CONCAT([.D274];&quot;|&quot;;[.E274];ROW([.B274]))" office:value-type="string" office:string-value="Services|Back-outflows274" calcext:value-type="string">
            <text:p>Services|Back-outflows274</text:p>
          </table:table-cell>
          <table:table-cell office:value-type="string" calcext:value-type="string">
            <text:p>Plant-based food</text:p>
          </table:table-cell>
          <table:table-cell office:value-type="string" calcext:value-type="string">
            <text:p>Emissions</text:p>
          </table:table-cell>
          <table:table-cell table:number-columns-repeated="2" office:value-type="string" calcext:value-type="string">
            <text:p>GHG-emissions</text:p>
          </table:table-cell>
          <table:table-cell office:value-type="string" calcext:value-type="string">
            <text:p>170185.62</text:p>
          </table:table-cell>
          <table:table-cell office:value-type="string" calcext:value-type="string">
            <text:p>k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U28</text:p>
          </table:table-cell>
          <table:table-cell office:value-type="string" calcext:value-type="string">
            <text:p>darkslategrey</text:p>
          </table:table-cell>
          <table:table-cell office:value-type="string" calcext:value-type="string">
            <text:p>env_air_gge</text:p>
          </table:table-cell>
        </table:table-row>
      </table:table>
      <table:table table:name="mapping" table:style-name="ta1">
        <table:table-column table:style-name="co12" table:number-columns-repeated="7" table:default-cell-style-name="Default"/>
        <table:table-row table:style-name="ro1">
          <table:table-cell office:value-type="string" calcext:value-type="string">
            <text:p>Source.level</text:p>
          </table:table-cell>
          <table:table-cell office:value-type="string" calcext:value-type="string">
            <text:p>Target.level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Parent.Label</text:p>
          </table:table-cell>
          <table:table-cell office:value-type="string" calcext:value-type="string">
            <text:p>Colour</text:p>
          </table:table-cell>
        </table:table-row>
        <table:table-row table:style-name="ro1">
          <table:table-cell office:value-type="string" calcext:value-type="string">
            <text:p>Sourcing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Imports</text:p>
          </table:table-cell>
          <table:table-cell office:value-type="string" calcext:value-type="string">
            <text:p>Net-available non-renewable</text:p>
          </table:table-cell>
          <table:table-cell office:value-type="string" calcext:value-type="string">
            <text:p>Fossil sol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darkgrey</text:p>
          </table:table-cell>
        </table:table-row>
        <table:table-row table:style-name="ro1">
          <table:table-cell office:value-type="string" calcext:value-type="string">
            <text:p>Availability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Domestic extraction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Fossil oil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darkolivegreen1</text:p>
          </table:table-cell>
        </table:table-row>
        <table:table-row table:style-name="ro1">
          <table:table-cell office:value-type="string" calcext:value-type="string">
            <text:p>Processing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cycled</text:p>
          </table:table-cell>
          <table:table-cell office:value-type="string" calcext:value-type="string">
            <text:p>Heat low-T</text:p>
          </table:table-cell>
          <table:table-cell office:value-type="string" calcext:value-type="string">
            <text:p>Fossil gas</text:p>
          </table:table-cell>
          <table:table-cell office:value-type="string" calcext:value-type="string">
            <text:p>REN</text:p>
          </table:table-cell>
          <table:table-cell office:value-type="string" calcext:value-type="string">
            <text:p>deepskyblue1</text:p>
          </table:table-cell>
        </table:table-row>
        <table:table-row table:style-name="ro1">
          <table:table-cell office:value-type="string" calcext:value-type="string">
            <text:p>Services</text:p>
          </table:table-cell>
          <table:table-cell office:value-type="string" calcext:value-type="string">
            <text:p>Back-outflows</text:p>
          </table:table-cell>
          <table:table-cell office:value-type="string" calcext:value-type="string">
            <text:p>Net-available non-renewable</text:p>
          </table:table-cell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Biogases</text:p>
          </table:table-cell>
          <table:table-cell office:value-type="string" calcext:value-type="string">
            <text:p>Agriculture biomass</text:p>
          </table:table-cell>
          <table:table-cell office:value-type="string" calcext:value-type="string">
            <text:p>goldenrod2</text:p>
          </table:table-cell>
        </table:table-row>
        <table:table-row table:style-name="ro1">
          <table:table-cell office:value-type="string" calcext:value-type="string">
            <text:p>Back-outflows</text:p>
          </table:table-cell>
          <table:table-cell/>
          <table:table-cell office:value-type="string" calcext:value-type="string">
            <text:p>Refinery &amp; Material processing</text:p>
          </table:table-cell>
          <table:table-cell office:value-type="string" calcext:value-type="string">
            <text:p>Energy sector</text:p>
          </table:table-cell>
          <table:table-cell office:value-type="string" calcext:value-type="string">
            <text:p>Bio solid</text:p>
          </table:table-cell>
          <table:table-cell office:value-type="string" calcext:value-type="string">
            <text:p>Fisheries biomass</text:p>
          </table:table-cell>
          <table:table-cell office:value-type="string" calcext:value-type="string">
            <text:p>darkslategre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t low-T</text:p>
          </table:table-cell>
          <table:table-cell office:value-type="string" calcext:value-type="string">
            <text:p>Industry energy</text:p>
          </table:table-cell>
          <table:table-cell office:value-type="string" calcext:value-type="string">
            <text:p>Bio liquid</text:p>
          </table:table-cell>
          <table:table-cell office:value-type="string" calcext:value-type="string">
            <text:p>Forestry bioma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lectricity</text:p>
          </table:table-cell>
          <table:table-cell office:value-type="string" calcext:value-type="string">
            <text:p>Consumables</text:p>
          </table:table-cell>
          <table:table-cell office:value-type="string" calcext:value-type="string">
            <text:p>Renewable electricity</text:p>
          </table:table-cell>
          <table:table-cell office:value-type="string" calcext:value-type="string">
            <text:p>Metal or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sumables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enewable heat</text:p>
          </table:table-cell>
          <table:table-cell office:value-type="string" calcext:value-type="string">
            <text:p>Non-metallic mineral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et-available biomass</text:p>
          </table:table-cell>
          <table:table-cell office:value-type="string" calcext:value-type="string">
            <text:p>Residential &amp; other</text:p>
          </table:table-cell>
          <table:table-cell office:value-type="string" calcext:value-type="string">
            <text:p>Biogenic wastes</text:p>
          </table:table-cell>
          <table:table-cell office:value-type="string" calcext:value-type="string">
            <text:p>GHG-emissio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et-available renewable non-bio</text:p>
          </table:table-cell>
          <table:table-cell office:value-type="string" calcext:value-type="string">
            <text:p>Recycled</text:p>
          </table:table-cell>
          <table:table-cell office:value-type="string" calcext:value-type="string">
            <text:p>non-renewable was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ng-life products</text:p>
          </table:table-cell>
          <table:table-cell office:value-type="string" calcext:value-type="string">
            <text:p>Exports</text:p>
          </table:table-cell>
          <table:table-cell office:value-type="string" calcext:value-type="string">
            <text:p>Nuclear hea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ood industry</text:p>
          </table:table-cell>
          <table:table-cell office:value-type="string" calcext:value-type="string">
            <text:p>Net-available biomass</text:p>
          </table:table-cell>
          <table:table-cell office:value-type="string" calcext:value-type="string">
            <text:p>Plant produc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sidential &amp; other</text:p>
          </table:table-cell>
          <table:table-cell office:value-type="string" calcext:value-type="string">
            <text:p>Net-available renewable non-bio</text:p>
          </table:table-cell>
          <table:table-cell office:value-type="string" calcext:value-type="string">
            <text:p>Processed products (biomass eq.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dustry energy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imal products (feed eq.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ergy sector</text:p>
          </table:table-cell>
          <table:table-cell office:value-type="string" calcext:value-type="string">
            <text:p>Building stock</text:p>
          </table:table-cell>
          <table:table-cell office:value-type="string" calcext:value-type="string">
            <text:p>Plant-based foo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ansport</text:p>
          </table:table-cell>
          <table:table-cell office:value-type="string" calcext:value-type="string">
            <text:p>Dispersed</text:p>
          </table:table-cell>
          <table:table-cell office:value-type="string" calcext:value-type="string">
            <text:p>Agriculture bioma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gri-&amp; Silviculture</text:p>
          </table:table-cell>
          <table:table-cell office:value-type="string" calcext:value-type="string">
            <text:p>Food industry</text:p>
          </table:table-cell>
          <table:table-cell office:value-type="string" calcext:value-type="string">
            <text:p>Fishmeal &amp; oil for fe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frastructure</text:p>
          </table:table-cell>
          <table:table-cell office:value-type="string" calcext:value-type="string">
            <text:p>Long-life products</text:p>
          </table:table-cell>
          <table:table-cell office:value-type="string" calcext:value-type="string">
            <text:p>Fish &amp; seafood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nimal-based food</text:p>
          </table:table-cell>
          <table:table-cell office:value-type="string" calcext:value-type="string">
            <text:p>Fishmeal &amp; oil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lant-based food</text:p>
          </table:table-cell>
          <table:table-cell office:value-type="string" calcext:value-type="string">
            <text:p>Capture fisherie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Wasted</text:p>
          </table:table-cell>
          <table:table-cell office:value-type="string" calcext:value-type="string">
            <text:p>Aquacultur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gri-&amp; Silviculture</text:p>
          </table:table-cell>
          <table:table-cell office:value-type="string" calcext:value-type="string">
            <text:p>Aquatic-based foo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missions</text:p>
          </table:table-cell>
          <table:table-cell office:value-type="string" calcext:value-type="string">
            <text:p>Post-consumer woo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By- &amp; co-products (incl. wood pellets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imary woody biomas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Wood pul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olid wood product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Unknown origin (Losses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ereal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oot crop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il crop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uit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live tre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ther industrial crop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odder crop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getabl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ulses &amp; protein crop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ibre Crop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arbohydrat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at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tein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ther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ereals (Losses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oot crops (Losses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il crops (Losses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uits (Losses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live trees (Losses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ther industrial crops (Losses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odder crops (Losses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getables (Losses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ulses &amp; protein crops (Losses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ibre Crops (Losses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griculture biomass (Losses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etal o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on-metallic mineral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itroge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hosphoru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GHG-emission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AT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1-09-28T18:47:27.399163845</dc:date>
    <meta:editing-duration>PT1H7M20S</meta:editing-duration>
    <meta:editing-cycles>6</meta:editing-cycles>
    <meta:generator>LibreOffice/6.4.7.2$MacOSX_X86_64 LibreOffice_project/639b8ac485750d5696d7590a72ef1b496725cfb5</meta:generator>
    <meta:document-statistic meta:table-count="2" meta:cell-count="4515" meta:object-count="0"/>
  </office:meta>
</office:document-meta>
</file>